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Normal_32_2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style:vertical-align="automatic" fo:background-color="#FFFF00"/>
    </style:style>
    <style:style style:name="ce13" style:family="table-cell" style:parent-style-name="Normal_32_2" style:data-style-name="N0">
      <style:table-cell-properties style:vertical-align="middle" fo:background-color="#FFFF00"/>
    </style:style>
    <style:style style:name="ce14" style:family="table-cell" style:parent-style-name="Default" style:data-style-name="N0">
      <style:table-cell-properties style:vertical-align="automatic" fo:background-color="#FF0000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00"/>
    </style:style>
    <style:style style:name="ce2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2D050"/>
    </style:style>
    <style:style style:name="ce32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37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38" style:family="table-cell" style:parent-style-name="Normal_32_2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start" fo:margin-left="0cm"/>
    </style:style>
    <style:style style:name="ce39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40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</style:style>
    <style:style style:name="ce41" style:family="table-cell" style:parent-style-name="Normal_32_2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42" style:family="table-cell" style:parent-style-name="Normal_32_2" style:data-style-name="N0">
      <style:table-cell-properties style:vertical-align="middle" fo:background-color="#FFFF00" style:repeat-content="false"/>
      <style:paragraph-properties fo:text-align="center"/>
    </style:style>
    <style:style style:name="ce43" style:family="table-cell" style:parent-style-name="Normal_32_2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start" fo:margin-left="0cm"/>
    </style:style>
    <style:style style:name="ce44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5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FBFBF"/>
    </style:style>
    <style:style style:name="ce47" style:family="table-cell" style:parent-style-name="Normal_32_2" style:data-style-name="N0">
      <style:table-cell-properties style:vertical-align="middle" fo:background-color="#BFBFB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1.43933333333333cm"/>
    </style:style>
    <style:style style:name="co4" style:family="table-column">
      <style:table-column-properties fo:break-before="auto" style:column-width="2.51883333333333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3.13266666666667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2.62466666666667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2.58233333333333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2.8786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ns_all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3" table:default-cell-style-name="ce10"/>
        <table:table-column table:style-name="co1" table:number-columns-repeated="16374" table:default-cell-style-name="ce10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Pg (pu)</text:p>
          </table:table-cell>
          <table:table-cell office:value-type="string" table:style-name="ce8">
            <text:p>Qg (pu)</text:p>
          </table:table-cell>
          <table:table-cell office:value-type="string" table:style-name="ce8">
            <text:p>Q_max (pu)</text:p>
          </table:table-cell>
          <table:table-cell office:value-type="string" table:style-name="ce8">
            <text:p>Q_min (pu)</text:p>
          </table:table-cell>
          <table:table-cell office:value-type="string" table:style-name="ce8">
            <text:p>V_set (pu)</text:p>
          </table:table-cell>
          <table:table-cell office:value-type="string" table:style-name="ce8">
            <text:p>P_max (pu)</text:p>
          </table:table-cell>
          <table:table-cell office:value-type="string" table:style-name="ce8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8"/>
          <table:table-cell table:number-columns-repeated="16371" table:style-name="ce10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.38" table:style-name="ce10">
            <text:p>5.38</text:p>
          </table:table-cell>
          <table:table-cell office:value-type="float" office:value="-1.8413599999999999" table:style-name="ce10">
            <text:p>-1.84136</text:p>
          </table:table-cell>
          <table:table-cell office:value-type="float" office:value="1.048" table:style-name="ce10">
            <text:p>1.048</text:p>
          </table:table-cell>
          <table:table-cell office:value-type="float" office:value="8.4399990000000003" table:style-name="ce10">
            <text:p>8.439999</text:p>
          </table:table-cell>
          <table:table-cell office:value-type="float" office:value="3.09" table:style-name="ce10">
            <text:p>3.09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float" office:value="2.9034089999999999" table:style-name="ce10">
            <text:p>2.903409</text:p>
          </table:table-cell>
          <table:table-cell office:value-type="float" office:value="-1.055776" table:style-name="ce10">
            <text:p>-1.055776</text:p>
          </table:table-cell>
          <table:table-cell office:value-type="float" office:value="3.77" table:style-name="ce10">
            <text:p>3.77</text:p>
          </table:table-cell>
          <table:table-cell office:value-type="float" office:value="-1.28895" table:style-name="ce10">
            <text:p>-1.28895</text:p>
          </table:table-cell>
          <table:table-cell office:value-type="float" office:value="0.98199999999999998" table:style-name="ce10">
            <text:p>0.982</text:p>
          </table:table-cell>
          <table:table-cell office:value-type="float" office:value="5.91" table:style-name="ce10">
            <text:p>5.91</text:p>
          </table:table-cell>
          <table:table-cell office:value-type="float" office:value="2.16" table:style-name="ce10">
            <text:p>2.16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099999999999996" table:style-name="ce10">
            <text:p>4.31</text:p>
          </table:table-cell>
          <table:table-cell office:value-type="float" office:value="-1.47309" table:style-name="ce10">
            <text:p>-1.47309</text:p>
          </table:table-cell>
          <table:table-cell office:value-type="float" office:value="0.98299999999999998" table:style-name="ce10">
            <text:p>0.983</text:p>
          </table:table-cell>
          <table:table-cell office:value-type="float" office:value="6.75" table:style-name="ce10">
            <text:p>6.7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80962100000000004" table:style-name="ce10">
            <text:p>0.809621</text:p>
          </table:table-cell>
          <table:table-cell office:value-type="float" office:value="4.3099999999999996" table:style-name="ce10">
            <text:p>4.31</text:p>
          </table:table-cell>
          <table:table-cell office:value-type="float" office:value="-1.47309" table:style-name="ce10">
            <text:p>-1.47309</text:p>
          </table:table-cell>
          <table:table-cell office:value-type="float" office:value="0.997" table:style-name="ce10">
            <text:p>0.997</text:p>
          </table:table-cell>
          <table:table-cell office:value-type="float" office:value="6.75" table:style-name="ce10">
            <text:p>6.7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4" table:style-name="ce12">
            <text:p>3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.3099999999999996" table:style-name="ce12">
            <text:p>4.31</text:p>
          </table:table-cell>
          <table:table-cell office:value-type="float" office:value="-1.47" table:style-name="ce12">
            <text:p>-1.47</text:p>
          </table:table-cell>
          <table:table-cell office:value-type="float" office:value="1.012" table:style-name="ce12">
            <text:p>1.0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.3099999999999996" table:style-name="ce10">
            <text:p>4.31</text:p>
          </table:table-cell>
          <table:table-cell office:value-type="float" office:value="-1.47309" table:style-name="ce10">
            <text:p>-1.47309</text:p>
          </table:table-cell>
          <table:table-cell office:value-type="float" office:value="1.0489999999999999" table:style-name="ce10">
            <text:p>1.049</text:p>
          </table:table-cell>
          <table:table-cell office:value-type="float" office:value="8" table:style-name="ce10">
            <text:p>8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7" table:style-name="ce10"/>
          <table:table-cell table:number-columns-repeated="16351" table:style-name="ce1"/>
        </table:table-row>
        <table:table-row table:style-name="ro2">
          <table:table-cell office:value-type="float" office:value="36" table:style-name="ce10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77" table:style-name="ce10">
            <text:p>3.77</text:p>
          </table:table-cell>
          <table:table-cell office:value-type="float" office:value="-1.28895" table:style-name="ce10">
            <text:p>-1.28895</text:p>
          </table:table-cell>
          <table:table-cell office:value-type="float" office:value="1.0640000000000001" table:style-name="ce10">
            <text:p>1.064</text:p>
          </table:table-cell>
          <table:table-cell office:value-type="float" office:value="6.75" table:style-name="ce10">
            <text:p>6.75</text:p>
          </table:table-cell>
          <table:table-cell office:value-type="float" office:value="2.16" table:style-name="ce10">
            <text:p>2.16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6368" table:style-name="ce10"/>
        </table:table-row>
        <table:table-row table:style-name="ro2">
          <table:table-cell office:value-type="float" office:value="37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.77" table:style-name="ce12">
            <text:p>3.77</text:p>
          </table:table-cell>
          <table:table-cell office:value-type="float" office:value="-1.28895" table:style-name="ce12">
            <text:p>-1.28895</text:p>
          </table:table-cell>
          <table:table-cell office:value-type="float" office:value="1.028" table:style-name="ce12">
            <text:p>1.02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6368" table:style-name="ce10"/>
        </table:table-row>
        <table:table-row table:style-name="ro2">
          <table:table-cell office:value-type="float" office:value="38" table:style-name="ce12">
            <text:p>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.38" table:style-name="ce12">
            <text:p>5.38</text:p>
          </table:table-cell>
          <table:table-cell office:value-type="float" office:value="-1.8413599999999999" table:style-name="ce12">
            <text:p>-1.84136</text:p>
          </table:table-cell>
          <table:table-cell office:value-type="float" office:value="1.0269999999999999" table:style-name="ce12">
            <text:p>1.0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6368" table:style-name="ce10"/>
        </table:table-row>
        <table:table-row table:style-name="ro2">
          <table:table-cell office:value-type="float" office:value="39" table:style-name="ce10">
            <text:p>39</text:p>
          </table:table-cell>
          <table:table-cell office:value-type="float" office:value="5" table:style-name="ce10">
            <text:p>5</text:p>
          </table:table-cell>
          <table:table-cell office:value-type="float" office:value="-0.56615800000000005" table:style-name="ce10">
            <text:p>-0.566158</text:p>
          </table:table-cell>
          <table:table-cell office:value-type="float" office:value="5.3819999999999997" table:style-name="ce14">
            <text:p>5.382</text:p>
          </table:table-cell>
          <table:table-cell office:value-type="float" office:value="-1.8413600000000001" table:style-name="ce14">
            <text:p>-1.84136</text:p>
          </table:table-cell>
          <table:table-cell office:value-type="float" office:value="1.03" table:style-name="ce10">
            <text:p>1.03</text:p>
          </table:table-cell>
          <table:table-cell office:value-type="float" office:value="7" table:style-name="ce10">
            <text:p>7</text:p>
          </table:table-cell>
          <table:table-cell office:value-type="float" office:value="3.0880000000000001" table:style-name="ce14">
            <text:p>3.088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style-name="ce15"/>
          <table:table-cell table:number-columns-repeated="2" table:style-name="ce10"/>
          <table:table-cell table:number-columns-repeated="2" table:style-name="ce1"/>
          <table:table-cell table:number-columns-repeated="16368" table:style-name="ce15"/>
        </table:table-row>
        <table:table-row table:number-rows-repeated="1048565" table:style-name="ro2">
          <table:table-cell table:number-columns-repeated="16384"/>
        </table:table-row>
      </table:table>
      <table:table table:name="Buse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73" table:default-cell-style-name="ce5"/>
        <table:table-row table:style-name="ro2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3">
            <text:p>V_init_re (pu)</text:p>
          </table:table-cell>
          <table:table-cell office:value-type="string" table:style-name="ce3">
            <text:p>V_init_im (pu)</text:p>
          </table:table-cell>
          <table:table-cell table:number-columns-repeated="16376" table:style-name="ce2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89999999999999" table:style-name="ce5">
            <text:p>1.039</text:p>
          </table:table-cell>
          <table:table-cell office:value-type="float" office:value="-1.04" table:style-name="ce5">
            <text:p>-1.04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298" table:style-name="ce5">
            <text:p>1.0298</text:p>
          </table:table-cell>
          <table:table-cell office:value-type="float" office:value="2.86" table:style-name="ce5">
            <text:p>2.86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53000000000001" table:style-name="ce5">
            <text:p>1.0353</text:p>
          </table:table-cell>
          <table:table-cell office:value-type="float" office:value="-0.63" table:style-name="ce5">
            <text:p>-0.6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09999999999999" table:style-name="ce5">
            <text:p>1.041</text:p>
          </table:table-cell>
          <table:table-cell office:value-type="float" office:value="-3.75" table:style-name="ce5">
            <text:p>-3.7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36000000000001" table:style-name="ce5">
            <text:p>1.0436</text:p>
          </table:table-cell>
          <table:table-cell office:value-type="float" office:value="-4.07" table:style-name="ce5">
            <text:p>-4.07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" table:style-name="ce5">
            <text:p>1.04</text:p>
          </table:table-cell>
          <table:table-cell office:value-type="float" office:value="-3.89" table:style-name="ce5">
            <text:p>-3.89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64" table:style-name="ce5">
            <text:p>1.0364</text:p>
          </table:table-cell>
          <table:table-cell office:value-type="float" office:value="-4.8499999999999996" table:style-name="ce5">
            <text:p>-4.8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65" table:style-name="ce5">
            <text:p>1.0365</text:p>
          </table:table-cell>
          <table:table-cell office:value-type="float" office:value="-5.0199999999999996" table:style-name="ce5">
            <text:p>-5.0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48999999999999" table:style-name="ce5">
            <text:p>1.0449</text:p>
          </table:table-cell>
          <table:table-cell office:value-type="float" office:value="-4.0599999999999996" table:style-name="ce5">
            <text:p>-4.06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97000000000001" table:style-name="ce5">
            <text:p>1.0397</text:p>
          </table:table-cell>
          <table:table-cell office:value-type="float" office:value="-3.68" table:style-name="ce5">
            <text:p>-3.68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95000000000001" table:style-name="ce5">
            <text:p>1.0395</text:p>
          </table:table-cell>
          <table:table-cell office:value-type="float" office:value="-3.75" table:style-name="ce5">
            <text:p>-3.7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38" table:style-name="ce5">
            <text:p>138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55000000000001" table:style-name="ce5">
            <text:p>1.0355</text:p>
          </table:table-cell>
          <table:table-cell office:value-type="float" office:value="-3.71" table:style-name="ce5">
            <text:p>-3.7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97000000000001" table:style-name="ce5">
            <text:p>1.0397</text:p>
          </table:table-cell>
          <table:table-cell office:value-type="float" office:value="-3.61" table:style-name="ce5">
            <text:p>-3.6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06" table:style-name="ce5">
            <text:p>1.0406</text:p>
          </table:table-cell>
          <table:table-cell office:value-type="float" office:value="-3.42" table:style-name="ce5">
            <text:p>-3.4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47" table:style-name="ce5">
            <text:p>1.0347</text:p>
          </table:table-cell>
          <table:table-cell office:value-type="float" office:value="-2.42" table:style-name="ce5">
            <text:p>-2.4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90999999999999" table:style-name="ce5">
            <text:p>1.0391</text:p>
          </table:table-cell>
          <table:table-cell office:value-type="float" office:value="-1.1299999999999999" table:style-name="ce5">
            <text:p>-1.1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94000000000001" table:style-name="ce5">
            <text:p>1.0394</text:p>
          </table:table-cell>
          <table:table-cell office:value-type="float" office:value="0.05" table:style-name="ce5">
            <text:p>0.0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76000000000001" table:style-name="ce5">
            <text:p>1.0376</text:p>
          </table:table-cell>
          <table:table-cell office:value-type="float" office:value="-0.44" table:style-name="ce5">
            <text:p>-0.44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531999999999999" table:style-name="ce5">
            <text:p>1.0532</text:p>
          </table:table-cell>
          <table:table-cell office:value-type="float" office:value="5.63" table:style-name="ce5">
            <text:p>5.6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30" table:style-name="ce5">
            <text:p>230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0.99450000000000005" table:style-name="ce5">
            <text:p>0.9945</text:p>
          </table:table-cell>
          <table:table-cell office:value-type="float" office:value="9.01" table:style-name="ce5">
            <text:p>9.0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47" table:style-name="ce5">
            <text:p>1.0347</text:p>
          </table:table-cell>
          <table:table-cell office:value-type="float" office:value="-2.68" table:style-name="ce5">
            <text:p>-2.68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65" table:style-name="ce5">
            <text:p>1.0365</text:p>
          </table:table-cell>
          <table:table-cell office:value-type="float" office:value="-3.17" table:style-name="ce5">
            <text:p>-3.17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56000000000001" table:style-name="ce5">
            <text:p>1.0356</text:p>
          </table:table-cell>
          <table:table-cell office:value-type="float" office:value="-3.51" table:style-name="ce5">
            <text:p>-3.5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17000000000001" table:style-name="ce5">
            <text:p>1.0417</text:p>
          </table:table-cell>
          <table:table-cell office:value-type="float" office:value="-1.94" table:style-name="ce5">
            <text:p>-1.94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595000000000001" table:style-name="ce5">
            <text:p>1.0595</text:p>
          </table:table-cell>
          <table:table-cell office:value-type="float" office:value="6.12" table:style-name="ce5">
            <text:p>6.1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99000000000001" table:style-name="ce5">
            <text:p>1.0499</text:p>
          </table:table-cell>
          <table:table-cell office:value-type="float" office:value="7.43" table:style-name="ce5">
            <text:p>7.4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04" table:style-name="ce5">
            <text:p>1.0404</text:p>
          </table:table-cell>
          <table:table-cell office:value-type="float" office:value="3.42" table:style-name="ce5">
            <text:p>3.4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69999999999999" table:style-name="ce5">
            <text:p>1.047</text:p>
          </table:table-cell>
          <table:table-cell office:value-type="float" office:value="15.61" table:style-name="ce5">
            <text:p>15.6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471999999999999" table:style-name="ce5">
            <text:p>1.0472</text:p>
          </table:table-cell>
          <table:table-cell office:value-type="float" office:value="19.13" table:style-name="ce5">
            <text:p>19.1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046999999999999" table:style-name="ce5">
            <text:p>1.0047</text:p>
          </table:table-cell>
          <table:table-cell office:value-type="float" office:value="2.86" table:style-name="ce5">
            <text:p>2.86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0.98199999999999998" table:style-name="ce5">
            <text:p>0.982</text:p>
          </table:table-cell>
          <table:table-cell office:value-type="float" office:value="0" table:style-name="ce5">
            <text:p>0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0.97170000000000001" table:style-name="ce5">
            <text:p>0.9717</text:p>
          </table:table-cell>
          <table:table-cell office:value-type="float" office:value="-3.68" table:style-name="ce5">
            <text:p>-3.68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0.997" table:style-name="ce5">
            <text:p>0.997</text:p>
          </table:table-cell>
          <table:table-cell office:value-type="float" office:value="7.65" table:style-name="ce5">
            <text:p>7.6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0.98560000000000003" table:style-name="ce5">
            <text:p>0.9856</text:p>
          </table:table-cell>
          <table:table-cell office:value-type="float" office:value="9.01" table:style-name="ce5">
            <text:p>9.0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113000000000001" table:style-name="ce5">
            <text:p>1.0113</text:p>
          </table:table-cell>
          <table:table-cell office:value-type="float" office:value="-3.17" table:style-name="ce5">
            <text:p>-3.17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56000000000001" table:style-name="ce5">
            <text:p>1.0356</text:p>
          </table:table-cell>
          <table:table-cell office:value-type="float" office:value="-3.51" table:style-name="ce5">
            <text:p>-3.51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37000000000001" table:style-name="ce5">
            <text:p>1.0337</text:p>
          </table:table-cell>
          <table:table-cell office:value-type="float" office:value="6.12" table:style-name="ce5">
            <text:p>6.12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216000000000001" table:style-name="ce5">
            <text:p>1.0216</text:p>
          </table:table-cell>
          <table:table-cell office:value-type="float" office:value="19.13" table:style-name="ce5">
            <text:p>19.13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5">
            <text:p>345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3" table:style-name="ce5">
            <text:p>1.03</text:p>
          </table:table-cell>
          <table:table-cell office:value-type="float" office:value="-3.35" table:style-name="ce5">
            <text:p>-3.35</text:p>
          </table:table-cell>
          <table:table-cell table:number-columns-repeated="3" table:style-name="ce1"/>
          <table:table-cell table:number-columns-repeated="3" table:style-name="ce5"/>
          <table:table-cell table:number-columns-repeated="16370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12" table:style-name="ce5">
            <text:p>1.012</text:p>
          </table:table-cell>
          <table:table-cell office:value-type="float" office:value="16.91" table:style-name="ce5">
            <text:p>16.91</text:p>
          </table:table-cell>
          <table:table-cell table:number-columns-repeated="16376" table:style-name="ce5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28" table:style-name="ce5">
            <text:p>1.028</text:p>
          </table:table-cell>
          <table:table-cell office:value-type="float" office:value="14.58" table:style-name="ce5">
            <text:p>14.58</text:p>
          </table:table-cell>
          <table:table-cell table:number-columns-repeated="16376" table:style-name="ce5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.06" table:style-name="ce5">
            <text:p>1.06</text:p>
          </table:table-cell>
          <table:table-cell office:value-type="float" office:value="0.94" table:style-name="ce5">
            <text:p>0.94</text:p>
          </table:table-cell>
          <table:table-cell office:value-type="float" office:value="1.0269999999999999" table:style-name="ce5">
            <text:p>1.027</text:p>
          </table:table-cell>
          <table:table-cell office:value-type="float" office:value="27.34" table:style-name="ce5">
            <text:p>27.34</text:p>
          </table:table-cell>
          <table:table-cell table:number-columns-repeated="16376" table:style-name="ce5"/>
        </table:table-row>
        <table:table-row table:number-rows-repeated="1048533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3" table:default-cell-style-name="ce10"/>
        <table:table-column table:style-name="co1" table:number-columns-repeated="16374" table:default-cell-style-name="ce10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Pg (pu)</text:p>
          </table:table-cell>
          <table:table-cell office:value-type="string" table:style-name="ce8">
            <text:p>Qg (pu)</text:p>
          </table:table-cell>
          <table:table-cell office:value-type="string" table:style-name="ce8">
            <text:p>Q_max (pu)</text:p>
          </table:table-cell>
          <table:table-cell office:value-type="string" table:style-name="ce8">
            <text:p>Q_min (pu)</text:p>
          </table:table-cell>
          <table:table-cell office:value-type="string" table:style-name="ce8">
            <text:p>V_set (pu)</text:p>
          </table:table-cell>
          <table:table-cell office:value-type="string" table:style-name="ce8">
            <text:p>P_max (pu)</text:p>
          </table:table-cell>
          <table:table-cell office:value-type="string" table:style-name="ce8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8"/>
          <table:table-cell table:number-columns-repeated="20" table:style-name="ce10"/>
          <table:table-cell table:number-columns-repeated="16351" table:style-name="ce1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float" office:value="2.9034089999999999" table:style-name="ce10">
            <text:p>2.903409</text:p>
          </table:table-cell>
          <table:table-cell office:value-type="float" office:value="-1.055776" table:style-name="ce10">
            <text:p>-1.055776</text:p>
          </table:table-cell>
          <table:table-cell office:value-type="float" office:value="3.77" table:style-name="ce10">
            <text:p>3.77</text:p>
          </table:table-cell>
          <table:table-cell office:value-type="float" office:value="-1.28895" table:style-name="ce10">
            <text:p>-1.28895</text:p>
          </table:table-cell>
          <table:table-cell office:value-type="float" office:value="0.98199999999999998" table:style-name="ce10">
            <text:p>0.982</text:p>
          </table:table-cell>
          <table:table-cell office:value-type="float" office:value="5.91" table:style-name="ce10">
            <text:p>5.91</text:p>
          </table:table-cell>
          <table:table-cell office:value-type="float" office:value="2.16" table:style-name="ce10">
            <text:p>2.16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80962100000000004" table:style-name="ce10">
            <text:p>0.809621</text:p>
          </table:table-cell>
          <table:table-cell office:value-type="float" office:value="4.3099999999999996" table:style-name="ce10">
            <text:p>4.31</text:p>
          </table:table-cell>
          <table:table-cell office:value-type="float" office:value="-1.47309" table:style-name="ce10">
            <text:p>-1.47309</text:p>
          </table:table-cell>
          <table:table-cell office:value-type="float" office:value="0.997" table:style-name="ce10">
            <text:p>0.997</text:p>
          </table:table-cell>
          <table:table-cell office:value-type="float" office:value="6.75" table:style-name="ce10">
            <text:p>6.7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4" table:style-name="ce12">
            <text:p>3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.3099999999999996" table:style-name="ce12">
            <text:p>4.31</text:p>
          </table:table-cell>
          <table:table-cell office:value-type="float" office:value="-1.47" table:style-name="ce12">
            <text:p>-1.47</text:p>
          </table:table-cell>
          <table:table-cell office:value-type="float" office:value="1.012" table:style-name="ce12">
            <text:p>1.0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16370" table:style-name="ce1"/>
        </table:table-row>
        <table:table-row table:style-name="ro2">
          <table:table-cell office:value-type="float" office:value="37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.77" table:style-name="ce12">
            <text:p>3.77</text:p>
          </table:table-cell>
          <table:table-cell office:value-type="float" office:value="-1.28895" table:style-name="ce12">
            <text:p>-1.28895</text:p>
          </table:table-cell>
          <table:table-cell office:value-type="float" office:value="1.028" table:style-name="ce12">
            <text:p>1.02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7" table:style-name="ce10"/>
          <table:table-cell table:number-columns-repeated="16351" table:style-name="ce1"/>
        </table:table-row>
        <table:table-row table:style-name="ro2">
          <table:table-cell office:value-type="float" office:value="38" table:style-name="ce12">
            <text:p>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.38" table:style-name="ce12">
            <text:p>5.38</text:p>
          </table:table-cell>
          <table:table-cell office:value-type="float" office:value="-1.8413599999999999" table:style-name="ce12">
            <text:p>-1.84136</text:p>
          </table:table-cell>
          <table:table-cell office:value-type="float" office:value="1.0269999999999999" table:style-name="ce12">
            <text:p>1.0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.01" table:style-name="ce13">
            <text:p>0.01</text:p>
          </table:table-cell>
          <table:table-cell office:value-type="float" office:value="0.3" table:style-name="ce13">
            <text:p>0.3</text:p>
          </table:table-cell>
          <table:table-cell office:value-type="float" office:value="0.2" table:style-name="ce12">
            <text:p>0.2</text:p>
          </table:table-cell>
          <table:table-cell table:number-columns-repeated="3" table:style-name="ce10"/>
          <table:table-cell table:number-columns-repeated="2" table:style-name="ce1"/>
          <table:table-cell table:number-columns-repeated="17" table:style-name="ce10"/>
          <table:table-cell table:number-columns-repeated="16351" table:style-name="ce1"/>
        </table:table-row>
        <table:table-row table:style-name="ro2">
          <table:table-cell office:value-type="float" office:value="39" table:style-name="ce10">
            <text:p>39</text:p>
          </table:table-cell>
          <table:table-cell office:value-type="float" office:value="5" table:style-name="ce10">
            <text:p>5</text:p>
          </table:table-cell>
          <table:table-cell office:value-type="float" office:value="-0.56615800000000005" table:style-name="ce10">
            <text:p>-0.566158</text:p>
          </table:table-cell>
          <table:table-cell office:value-type="float" office:value="5.3819999999999997" table:style-name="ce14">
            <text:p>5.382</text:p>
          </table:table-cell>
          <table:table-cell office:value-type="float" office:value="-1.8413600000000001" table:style-name="ce14">
            <text:p>-1.84136</text:p>
          </table:table-cell>
          <table:table-cell office:value-type="float" office:value="1.03" table:style-name="ce10">
            <text:p>1.03</text:p>
          </table:table-cell>
          <table:table-cell office:value-type="float" office:value="7" table:style-name="ce10">
            <text:p>7</text:p>
          </table:table-cell>
          <table:table-cell office:value-type="float" office:value="3.0880000000000001" table:style-name="ce14">
            <text:p>3.088</text:p>
          </table:table-cell>
          <table:table-cell office:value-type="float" office:value="0.01" table:style-name="ce11">
            <text:p>0.01</text:p>
          </table:table-cell>
          <table:table-cell office:value-type="float" office:value="0.3" table:style-name="ce11">
            <text:p>0.3</text:p>
          </table:table-cell>
          <table:table-cell office:value-type="float" office:value="0.2" table:style-name="ce10">
            <text:p>0.2</text:p>
          </table:table-cell>
          <table:table-cell table:style-name="ce15"/>
          <table:table-cell table:number-columns-repeated="2" table:style-name="ce10"/>
          <table:table-cell table:number-columns-repeated="2" table:style-name="ce1"/>
          <table:table-cell table:number-columns-repeated="16368" table:style-name="ce15"/>
        </table:table-row>
        <table:table-row table:number-rows-repeated="1048569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2">
          <table:table-cell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-184.136" table:style-name="ce1">
            <text:p>-184.136</text:p>
          </table:table-cell>
          <table:table-cell office:value-type="float" office:value="1.048" table:style-name="ce1">
            <text:p>1.048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843.99990000000003" table:style-name="ce1">
            <text:p>843.9999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6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5" table:style-name="ce1"/>
        </table:table-row>
        <table:table-row table:style-name="ro2">
          <table:table-cell/>
          <table:table-cell office:value-type="float" office:value="31" table:style-name="ce1">
            <text:p>31</text:p>
          </table:table-cell>
          <table:table-cell office:value-type="float" office:value="290.34089999999998" table:style-name="ce1">
            <text:p>290.3409</text:p>
          </table:table-cell>
          <table:table-cell office:value-type="float" office:value="-105.5776" table:style-name="ce1">
            <text:p>-105.5776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591" table:style-name="ce1">
            <text:p>59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5" table:style-name="ce1"/>
          <table:table-cell office:value-type="string" table:style-name="ce1">
            <text:p>%Thermal conventional Synchronous Generator (same data as in the original IEEE 39 Buses system)<text:s/></text:p>
          </table:table-cell>
          <table:table-cell table:number-columns-repeated="16356" table:style-name="ce1"/>
        </table:table-row>
        <table:table-row table:style-name="ro2">
          <table:table-cell/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3" table:style-name="ce1">
            <text:p>33</text:p>
          </table:table-cell>
          <table:table-cell office:value-type="float" office:value="247" table:style-name="ce1">
            <text:p>247</text:p>
          </table:table-cell>
          <table:table-cell office:value-type="float" office:value="80.962100000000007" table:style-name="ce1">
            <text:p>80.9621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0.997" table:style-name="ce1">
            <text:p>0.997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8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3" table:style-name="ce1"/>
        </table:table-row>
        <table:table-row table:style-name="ro2">
          <table:table-cell/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" table:style-name="ce1">
            <text:p>-147</text:p>
          </table:table-cell>
          <table:table-cell office:value-type="float" office:value="1.012" table:style-name="ce1">
            <text:p>1.012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10" table:style-name="ce1"/>
          <table:table-cell office:value-type="string" table:style-name="ce1">
            <text:p>%Synchronous Condenser (Original sync. unit replaced/upgraded to a sync. condenser with same nominal power)</text:p>
          </table:table-cell>
          <table:table-cell table:number-columns-repeated="16351"/>
        </table:table-row>
        <table:table-row table:style-name="ro2">
          <table:table-cell/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1.028" table:style-name="ce1">
            <text:p>1.028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591" table:style-name="ce1">
            <text:p>59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Synchronous Condenser (Original sync. unit replaced/upgraded to a sync. condenser with same nominal power)<text:s/>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-184.136" table:style-name="ce1">
            <text:p>-184.136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591" table:style-name="ce1">
            <text:p>591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8" table:style-name="ce1"/>
          <table:table-cell office:value-type="string" table:style-name="ce1">
            <text:p>%Synchronous Condenser (Original sync. unit replaced/upgraded to a sync. condenser with same nominal power)<text:s/></text:p>
          </table:table-cell>
          <table:table-cell table:number-columns-repeated="16353" table:style-name="ce1"/>
        </table:table-row>
        <table:table-row table:style-name="ro2">
          <table:table-cell/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office:value-type="float" office:value="-56.6158" table:style-name="ce1">
            <text:p>-56.6158</text:p>
          </table:table-cell>
          <table:table-cell office:value-type="float" office:value="5382" table:style-name="ce1">
            <text:p>5382</text:p>
          </table:table-cell>
          <table:table-cell office:value-type="float" office:value="-1841.36" table:style-name="ce1">
            <text:p>-1841.36</text:p>
          </table:table-cell>
          <table:table-cell office:value-type="float" office:value="1.03" table:style-name="ce1">
            <text:p>1.03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3088" table:style-name="ce1">
            <text:p>3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4" table:style-name="ce1"/>
          <table:table-cell office:value-type="string" table:style-name="ce1">
            <text:p>%Thermal conventional Synchronous Generator (same data as in the original IEEE 39 Buses system)<text:s/></text:p>
          </table:table-cell>
          <table:table-cell table:number-columns-repeated="16357" table:style-name="ce1"/>
        </table:table-row>
        <table:table-row table:style-name="ro2">
          <table:table-cell/>
          <table:table-cell office:value-type="float" office:value="40" table:style-name="ce1">
            <text:p>40</text:p>
          </table:table-cell>
          <table:table-cell office:value-type="float" office:value="770.49570000000006" table:style-name="ce1">
            <text:p>770.4957</text:p>
          </table:table-cell>
          <table:table-cell office:value-type="float" office:value="162.54740000000001" table:style-name="ce1">
            <text:p>162.5474</text:p>
          </table:table-cell>
          <table:table-cell office:value-type="float" office:value="304.51940000000002" table:style-name="ce1">
            <text:p>304.5194</text:p>
          </table:table-cell>
          <table:table-cell office:value-type="float" office:value="-304.51940000000002" table:style-name="ce1">
            <text:p>-304.5194</text:p>
          </table:table-cell>
          <table:table-cell office:value-type="float" office:value="1.012" table:style-name="ce1">
            <text:p>1.012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843.99990000000003" table:style-name="ce1">
            <text:p>843.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style-name="ce1"/>
          <table:table-cell office:value-type="string" table:style-name="ce1">
            <text:p>%Wind farm of 800 MW (One new Wind power plant added with the same nominal power of the sync. machine presented in the orginal IEEE 39 Buses system network)</text:p>
          </table:table-cell>
          <table:table-cell table:number-columns-repeated="16360" table:style-name="ce1"/>
        </table:table-row>
        <table:table-row table:style-name="ro2">
          <table:table-cell/>
          <table:table-cell office:value-type="float" office:value="41" table:style-name="ce1">
            <text:p>41</text:p>
          </table:table-cell>
          <table:table-cell office:value-type="float" office:value="674.18370000000004" table:style-name="ce1">
            <text:p>674.1837</text:p>
          </table:table-cell>
          <table:table-cell office:value-type="float" office:value="7.3742000000000001" table:style-name="ce1">
            <text:p>7.3742</text:p>
          </table:table-cell>
          <table:table-cell office:value-type="float" office:value="266.4545" table:style-name="ce1">
            <text:p>266.4545</text:p>
          </table:table-cell>
          <table:table-cell office:value-type="float" office:value="-266.4545" table:style-name="ce1">
            <text:p>-266.4545</text:p>
          </table:table-cell>
          <table:table-cell office:value-type="float" office:value="1.028" table:style-name="ce1">
            <text:p>1.028</text:p>
          </table:table-cell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3" table:style-name="ce1"/>
          <table:table-cell office:value-type="string" table:style-name="ce1">
            <text:p>%Wind farm of 700 MW (One new Wind power plant added with the same nominal power of the sync. machine presented in the orginal IEEE 39 Buses system network)</text:p>
          </table:table-cell>
          <table:table-cell table:number-columns-repeated="16358" table:style-name="ce1"/>
        </table:table-row>
        <table:table-row table:style-name="ro2">
          <table:table-cell/>
          <table:table-cell office:value-type="float" office:value="42" table:style-name="ce1">
            <text:p>42</text:p>
          </table:table-cell>
          <table:table-cell office:value-type="float" office:value="963.11959999999999" table:style-name="ce1">
            <text:p>963.1196</text:p>
          </table:table-cell>
          <table:table-cell office:value-type="float" office:value="54.973700000000001" table:style-name="ce1">
            <text:p>54.9737</text:p>
          </table:table-cell>
          <table:table-cell office:value-type="float" office:value="380.64920000000001" table:style-name="ce1">
            <text:p>380.6492</text:p>
          </table:table-cell>
          <table:table-cell office:value-type="float" office:value="-380.64920000000001" table:style-name="ce1">
            <text:p>-380.6492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8442" table:style-name="ce1">
            <text:p>8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16362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number-columns-repeated="16380" table:default-cell-style-name="ce17"/>
        <table:table-row table:style-name="ro1">
          <table:table-cell office:value-type="string" table:style-name="ce16">
            <text:p>From</text:p>
          </table:table-cell>
          <table:table-cell office:value-type="string" table:style-name="ce16">
            <text:p>To</text:p>
          </table:table-cell>
          <table:table-cell office:value-type="string" table:style-name="ce16">
            <text:p>g (pu)</text:p>
          </table:table-cell>
          <table:table-cell office:value-type="string" table:style-name="ce16">
            <text:p>b (pu)</text:p>
          </table:table-cell>
          <table:table-cell office:value-type="string" table:style-name="ce16">
            <text:p>g_sh (pu)</text:p>
          </table:table-cell>
          <table:table-cell office:value-type="string" table:style-name="ce16">
            <text:p>b_sh (pu)</text:p>
          </table:table-cell>
          <table:table-cell office:value-type="string" table:style-name="ce16">
            <text:p>RATE_A</text:p>
          </table:table-cell>
          <table:table-cell office:value-type="string" table:style-name="ce16">
            <text:p>br_status</text:p>
          </table:table-cell>
          <table:table-cell table:number-columns-repeated="16376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0570568805614005" table:style-name="ce18">
            <text:p>2.057056881</text:p>
          </table:table-cell>
          <table:table-cell office:value-type="float" office:value="-24.155725083163873" table:style-name="ce18">
            <text:p>-24.15572508</text:p>
          </table:table-cell>
          <table:table-cell office:value-type="float" office:value="0" table:style-name="ce5">
            <text:p>0</text:p>
          </table:table-cell>
          <table:table-cell office:value-type="float" office:value="0.69869999999999999" table:style-name="ce18">
            <text:p>0.6987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" table:style-name="ce18">
            <text:p>1</text:p>
          </table:table-cell>
          <table:table-cell office:value-type="float" office:value="39" table:style-name="ce18">
            <text:p>39</text:p>
          </table:table-cell>
          <table:table-cell office:value-type="float" office:value="1.5974440894568687" table:style-name="ce18">
            <text:p>1.597444089</text:p>
          </table:table-cell>
          <table:table-cell office:value-type="float" office:value="-39.936102236421718" table:style-name="ce18">
            <text:p>-39.93610224</text:p>
          </table:table-cell>
          <table:table-cell office:value-type="float" office:value="0" table:style-name="ce5">
            <text:p>0</text:p>
          </table:table-cell>
          <table:table-cell office:value-type="float" office:value="0.75" table:style-name="ce18">
            <text:p>0.75</text:p>
          </table:table-cell>
          <table:table-cell office:value-type="float" office:value="10" table:style-name="ce18">
            <text:p>1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5.6595559425337392" table:style-name="ce18">
            <text:p>5.659555943</text:p>
          </table:table-cell>
          <table:table-cell office:value-type="float" office:value="-65.737919024814985" table:style-name="ce18">
            <text:p>-65.73791902</text:p>
          </table:table-cell>
          <table:table-cell office:value-type="float" office:value="0" table:style-name="ce5">
            <text:p>0</text:p>
          </table:table-cell>
          <table:table-cell office:value-type="float" office:value="0.25719999999999998" table:style-name="ce18">
            <text:p>0.257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25" table:style-name="ce18">
            <text:p>25</text:p>
          </table:table-cell>
          <table:table-cell office:value-type="float" office:value="56.929082628497071" table:style-name="ce18">
            <text:p>56.92908263</text:p>
          </table:table-cell>
          <table:table-cell office:value-type="float" office:value="-69.941444372153541" table:style-name="ce18">
            <text:p>-69.94144437</text:p>
          </table:table-cell>
          <table:table-cell office:value-type="float" office:value="0" table:style-name="ce5">
            <text:p>0</text:p>
          </table:table-cell>
          <table:table-cell office:value-type="float" office:value="0.14599999999999999" table:style-name="ce18">
            <text:p>0.146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.8547586630945583" table:style-name="ce18">
            <text:p>2.854758663</text:p>
          </table:table-cell>
          <table:table-cell office:value-type="float" office:value="-46.774122710703153" table:style-name="ce18">
            <text:p>-46.77412271</text:p>
          </table:table-cell>
          <table:table-cell office:value-type="float" office:value="0" table:style-name="ce5">
            <text:p>0</text:p>
          </table:table-cell>
          <table:table-cell office:value-type="float" office:value="0.22140000000000001" table:style-name="ce18">
            <text:p>0.2214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3" table:style-name="ce18">
            <text:p>3</text:p>
          </table:table-cell>
          <table:table-cell office:value-type="float" office:value="18" table:style-name="ce18">
            <text:p>18</text:p>
          </table:table-cell>
          <table:table-cell office:value-type="float" office:value="6.1763054463784401" table:style-name="ce18">
            <text:p>6.176305446</text:p>
          </table:table-cell>
          <table:table-cell office:value-type="float" office:value="-74.677147669848395" table:style-name="ce18">
            <text:p>-74.67714767</text:p>
          </table:table-cell>
          <table:table-cell office:value-type="float" office:value="0" table:style-name="ce5">
            <text:p>0</text:p>
          </table:table-cell>
          <table:table-cell office:value-type="float" office:value="0.21379999999999999" table:style-name="ce18">
            <text:p>0.2138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4.8638132295719849" table:style-name="ce18">
            <text:p>4.86381323</text:p>
          </table:table-cell>
          <table:table-cell office:value-type="float" office:value="-77.821011673151759" table:style-name="ce18">
            <text:p>-77.82101167</text:p>
          </table:table-cell>
          <table:table-cell office:value-type="float" office:value="0" table:style-name="ce5">
            <text:p>0</text:p>
          </table:table-cell>
          <table:table-cell office:value-type="float" office:value="0.13420000000000001" table:style-name="ce18">
            <text:p>0.1342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4.7889853337324162" table:style-name="ce18">
            <text:p>4.788985334</text:p>
          </table:table-cell>
          <table:table-cell office:value-type="float" office:value="-77.222388506435195" table:style-name="ce18">
            <text:p>-77.22238851</text:p>
          </table:table-cell>
          <table:table-cell office:value-type="float" office:value="0" table:style-name="ce5">
            <text:p>0</text:p>
          </table:table-cell>
          <table:table-cell office:value-type="float" office:value="0.13819999999999999" table:style-name="ce18">
            <text:p>0.1382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29.411764705882359" table:style-name="ce18">
            <text:p>29.41176471</text:p>
          </table:table-cell>
          <table:table-cell office:value-type="float" office:value="-382.35294117647061" table:style-name="ce18">
            <text:p>-382.3529412</text:p>
          </table:table-cell>
          <table:table-cell office:value-type="float" office:value="0" table:style-name="ce5">
            <text:p>0</text:p>
          </table:table-cell>
          <table:table-cell office:value-type="float" office:value="4.3400000000000001E-2" table:style-name="ce18">
            <text:p>0.0434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6.3451776649746208" table:style-name="ce18">
            <text:p>6.345177665</text:p>
          </table:table-cell>
          <table:table-cell office:value-type="float" office:value="-88.832487309644677" table:style-name="ce18">
            <text:p>-88.83248731</text:p>
          </table:table-cell>
          <table:table-cell office:value-type="float" office:value="0" table:style-name="ce5">
            <text:p>0</text:p>
          </table:table-cell>
          <table:table-cell office:value-type="float" office:value="0.14760000000000001" table:style-name="ce18">
            <text:p>0.1476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7.0588235294117636" table:style-name="ce18">
            <text:p>7.058823529</text:p>
          </table:table-cell>
          <table:table-cell office:value-type="float" office:value="-108.23529411764704" table:style-name="ce18">
            <text:p>-108.2352941</text:p>
          </table:table-cell>
          <table:table-cell office:value-type="float" office:value="0" table:style-name="ce5">
            <text:p>0</text:p>
          </table:table-cell>
          <table:table-cell office:value-type="float" office:value="0.113" table:style-name="ce18">
            <text:p>0.113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office:value-type="float" office:value="10.335154289089028" table:style-name="ce18">
            <text:p>10.33515429</text:p>
          </table:table-cell>
          <table:table-cell office:value-type="float" office:value="-121.06895024361432" table:style-name="ce18">
            <text:p>-121.0689502</text:p>
          </table:table-cell>
          <table:table-cell office:value-type="float" office:value="0" table:style-name="ce5">
            <text:p>0</text:p>
          </table:table-cell>
          <table:table-cell office:value-type="float" office:value="0.1389" table:style-name="ce18">
            <text:p>0.1389</text:p>
          </table:table-cell>
          <table:table-cell office:value-type="float" office:value="4.8" table:style-name="ce18">
            <text:p>4.8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18.761726078799253" table:style-name="ce18">
            <text:p>18.76172608</text:p>
          </table:table-cell>
          <table:table-cell office:value-type="float" office:value="-215.75984990619136" table:style-name="ce18">
            <text:p>-215.7598499</text:p>
          </table:table-cell>
          <table:table-cell office:value-type="float" office:value="0" table:style-name="ce5">
            <text:p>0</text:p>
          </table:table-cell>
          <table:table-cell office:value-type="float" office:value="7.8E-2" table:style-name="ce18">
            <text:p>0.078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.7384994482153926" table:style-name="ce18">
            <text:p>1.738499448</text:p>
          </table:table-cell>
          <table:table-cell office:value-type="float" office:value="-27.438056508790762" table:style-name="ce18">
            <text:p>-27.43805651</text:p>
          </table:table-cell>
          <table:table-cell office:value-type="float" office:value="0" table:style-name="ce5">
            <text:p>0</text:p>
          </table:table-cell>
          <table:table-cell office:value-type="float" office:value="0.38040000000000002" table:style-name="ce18">
            <text:p>0.3804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9" table:style-name="ce18">
            <text:p>9</text:p>
          </table:table-cell>
          <table:table-cell office:value-type="float" office:value="39" table:style-name="ce18">
            <text:p>39</text:p>
          </table:table-cell>
          <table:table-cell office:value-type="float" office:value="1.5974440894568687" table:style-name="ce18">
            <text:p>1.597444089</text:p>
          </table:table-cell>
          <table:table-cell office:value-type="float" office:value="-39.936102236421718" table:style-name="ce18">
            <text:p>-39.93610224</text:p>
          </table:table-cell>
          <table:table-cell office:value-type="float" office:value="0" table:style-name="ce5">
            <text:p>0</text:p>
          </table:table-cell>
          <table:table-cell office:value-type="float" office:value="1.2" table:style-name="ce18">
            <text:p>1.2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21.447721179624665" table:style-name="ce18">
            <text:p>21.44772118</text:p>
          </table:table-cell>
          <table:table-cell office:value-type="float" office:value="-230.56300268096516" table:style-name="ce18">
            <text:p>-230.5630027</text:p>
          </table:table-cell>
          <table:table-cell office:value-type="float" office:value="0" table:style-name="ce5">
            <text:p>0</text:p>
          </table:table-cell>
          <table:table-cell office:value-type="float" office:value="7.2900000000000006E-2" table:style-name="ce18">
            <text:p>0.0729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office:value-type="float" office:value="21.447721179624665" table:style-name="ce18">
            <text:p>21.44772118</text:p>
          </table:table-cell>
          <table:table-cell office:value-type="float" office:value="-230.56300268096516" table:style-name="ce18">
            <text:p>-230.5630027</text:p>
          </table:table-cell>
          <table:table-cell office:value-type="float" office:value="0" table:style-name="ce5">
            <text:p>0</text:p>
          </table:table-cell>
          <table:table-cell office:value-type="float" office:value="7.2900000000000006E-2" table:style-name="ce18">
            <text:p>0.0729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8.7531608636452063" table:style-name="ce18">
            <text:p>8.753160864</text:p>
          </table:table-cell>
          <table:table-cell office:value-type="float" office:value="-98.229916358685088" table:style-name="ce18">
            <text:p>-98.22991636</text:p>
          </table:table-cell>
          <table:table-cell office:value-type="float" office:value="0" table:style-name="ce5">
            <text:p>0</text:p>
          </table:table-cell>
          <table:table-cell office:value-type="float" office:value="0.17230000000000001" table:style-name="ce18">
            <text:p>0.1723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3.7964271402357999" table:style-name="ce18">
            <text:p>3.79642714</text:p>
          </table:table-cell>
          <table:table-cell office:value-type="float" office:value="-45.768038301731593" table:style-name="ce18">
            <text:p>-45.7680383</text:p>
          </table:table-cell>
          <table:table-cell office:value-type="float" office:value="0" table:style-name="ce5">
            <text:p>0</text:p>
          </table:table-cell>
          <table:table-cell office:value-type="float" office:value="0.36599999999999999" table:style-name="ce18">
            <text:p>0.366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0.093080632499719" table:style-name="ce18">
            <text:p>10.09308063</text:p>
          </table:table-cell>
          <table:table-cell office:value-type="float" office:value="-105.41661993944152" table:style-name="ce18">
            <text:p>-105.4166199</text:p>
          </table:table-cell>
          <table:table-cell office:value-type="float" office:value="0" table:style-name="ce5">
            <text:p>0</text:p>
          </table:table-cell>
          <table:table-cell office:value-type="float" office:value="0.17100000000000001" table:style-name="ce18">
            <text:p>0.17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8.7829360100376412" table:style-name="ce18">
            <text:p>8.78293601</text:p>
          </table:table-cell>
          <table:table-cell office:value-type="float" office:value="-111.66875784190715" table:style-name="ce18">
            <text:p>-111.6687578</text:p>
          </table:table-cell>
          <table:table-cell office:value-type="float" office:value="0" table:style-name="ce5">
            <text:p>0</text:p>
          </table:table-cell>
          <table:table-cell office:value-type="float" office:value="0.13420000000000001" table:style-name="ce18">
            <text:p>0.1342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19" table:style-name="ce18">
            <text:p>19</text:p>
          </table:table-cell>
          <table:table-cell office:value-type="float" office:value="4.1796191322065779" table:style-name="ce18">
            <text:p>4.179619132</text:p>
          </table:table-cell>
          <table:table-cell office:value-type="float" office:value="-50.939108173767671" table:style-name="ce18">
            <text:p>-50.93910817</text:p>
          </table:table-cell>
          <table:table-cell office:value-type="float" office:value="0" table:style-name="ce5">
            <text:p>0</text:p>
          </table:table-cell>
          <table:table-cell office:value-type="float" office:value="0.30399999999999999" table:style-name="ce18">
            <text:p>0.304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4.3742140084203625" table:style-name="ce18">
            <text:p>4.374214008</text:p>
          </table:table-cell>
          <table:table-cell office:value-type="float" office:value="-73.814861392093619" table:style-name="ce18">
            <text:p>-73.81486139</text:p>
          </table:table-cell>
          <table:table-cell office:value-type="float" office:value="0" table:style-name="ce5">
            <text:p>0</text:p>
          </table:table-cell>
          <table:table-cell office:value-type="float" office:value="0.25480000000000003" table:style-name="ce18">
            <text:p>0.2548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8.5959885386819472" table:style-name="ce18">
            <text:p>8.595988539</text:p>
          </table:table-cell>
          <table:table-cell office:value-type="float" office:value="-169.05444126074497" table:style-name="ce18">
            <text:p>-169.0544413</text:p>
          </table:table-cell>
          <table:table-cell office:value-type="float" office:value="0" table:style-name="ce5">
            <text:p>0</text:p>
          </table:table-cell>
          <table:table-cell office:value-type="float" office:value="6.8000000000000005E-2" table:style-name="ce18">
            <text:p>0.068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0.335154289089028" table:style-name="ce18">
            <text:p>10.33515429</text:p>
          </table:table-cell>
          <table:table-cell office:value-type="float" office:value="-121.06895024361432" table:style-name="ce18">
            <text:p>-121.0689502</text:p>
          </table:table-cell>
          <table:table-cell office:value-type="float" office:value="0" table:style-name="ce5">
            <text:p>0</text:p>
          </table:table-cell>
          <table:table-cell office:value-type="float" office:value="0.13189999999999999" table:style-name="ce18">
            <text:p>0.1319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17" table:style-name="ce18">
            <text:p>17</text:p>
          </table:table-cell>
          <table:table-cell office:value-type="float" office:value="27" table:style-name="ce18">
            <text:p>27</text:p>
          </table:table-cell>
          <table:table-cell office:value-type="float" office:value="4.3192238686955946" table:style-name="ce18">
            <text:p>4.319223869</text:p>
          </table:table-cell>
          <table:table-cell office:value-type="float" office:value="-57.478902252641376" table:style-name="ce18">
            <text:p>-57.47890225</text:p>
          </table:table-cell>
          <table:table-cell office:value-type="float" office:value="0" table:style-name="ce5">
            <text:p>0</text:p>
          </table:table-cell>
          <table:table-cell office:value-type="float" office:value="0.3216" table:style-name="ce18">
            <text:p>0.3216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4.068348250610252" table:style-name="ce18">
            <text:p>4.068348251</text:p>
          </table:table-cell>
          <table:table-cell office:value-type="float" office:value="-71.196094385679416" table:style-name="ce18">
            <text:p>-71.19609439</text:p>
          </table:table-cell>
          <table:table-cell office:value-type="float" office:value="0" table:style-name="ce5">
            <text:p>0</text:p>
          </table:table-cell>
          <table:table-cell office:value-type="float" office:value="0.25650000000000001" table:style-name="ce18">
            <text:p>0.2565</text:p>
          </table:table-cell>
          <table:table-cell office:value-type="float" office:value="9" table:style-name="ce18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6.4850843060959793" table:style-name="ce18">
            <text:p>6.485084306</text:p>
          </table:table-cell>
          <table:table-cell office:value-type="float" office:value="-103.76134889753567" table:style-name="ce18">
            <text:p>-103.7613489</text:p>
          </table:table-cell>
          <table:table-cell office:value-type="float" office:value="0" table:style-name="ce5">
            <text:p>0</text:p>
          </table:table-cell>
          <table:table-cell office:value-type="float" office:value="0.18459999999999999" table:style-name="ce18">
            <text:p>0.1846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1.7888505821895528" table:style-name="ce18">
            <text:p>1.788850582</text:p>
          </table:table-cell>
          <table:table-cell office:value-type="float" office:value="-28.458986534833794" table:style-name="ce18">
            <text:p>-28.45898653</text:p>
          </table:table-cell>
          <table:table-cell office:value-type="float" office:value="0" table:style-name="ce5">
            <text:p>0</text:p>
          </table:table-cell>
          <table:table-cell office:value-type="float" office:value="0.36099999999999999" table:style-name="ce18">
            <text:p>0.36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3.0374075726367549" table:style-name="ce18">
            <text:p>3.037407573</text:p>
          </table:table-cell>
          <table:table-cell office:value-type="float" office:value="-30.658832686302244" table:style-name="ce18">
            <text:p>-30.65883269</text:p>
          </table:table-cell>
          <table:table-cell office:value-type="float" office:value="0" table:style-name="ce5">
            <text:p>0</text:p>
          </table:table-cell>
          <table:table-cell office:value-type="float" office:value="0.51300000000000001" table:style-name="ce18">
            <text:p>0.513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6.4205457463884432" table:style-name="ce18">
            <text:p>6.420545746</text:p>
          </table:table-cell>
          <table:table-cell office:value-type="float" office:value="-67.415730337078656" table:style-name="ce18">
            <text:p>-67.41573034</text:p>
          </table:table-cell>
          <table:table-cell office:value-type="float" office:value="0" table:style-name="ce5">
            <text:p>0</text:p>
          </table:table-cell>
          <table:table-cell office:value-type="float" office:value="0.23960000000000001" table:style-name="ce18">
            <text:p>0.2396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6" table:style-name="ce18">
            <text:p>26</text:p>
          </table:table-cell>
          <table:table-cell office:value-type="float" office:value="28" table:style-name="ce18">
            <text:p>28</text:p>
          </table:table-cell>
          <table:table-cell office:value-type="float" office:value="1.8982452267961594" table:style-name="ce18">
            <text:p>1.898245227</text:p>
          </table:table-cell>
          <table:table-cell office:value-type="float" office:value="-20.924842732590221" table:style-name="ce18">
            <text:p>-20.92484273</text:p>
          </table:table-cell>
          <table:table-cell office:value-type="float" office:value="0" table:style-name="ce5">
            <text:p>0</text:p>
          </table:table-cell>
          <table:table-cell office:value-type="float" office:value="0.7802" table:style-name="ce18">
            <text:p>0.7802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office:value-type="float" office:value="1.4471633060318785" table:style-name="ce18">
            <text:p>1.447163306</text:p>
          </table:table-cell>
          <table:table-cell office:value-type="float" office:value="-15.868018706489893" table:style-name="ce18">
            <text:p>-15.86801871</text:p>
          </table:table-cell>
          <table:table-cell office:value-type="float" office:value="0" table:style-name="ce5">
            <text:p>0</text:p>
          </table:table-cell>
          <table:table-cell office:value-type="float" office:value="1.0289999999999999" table:style-name="ce18">
            <text:p>1.029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2"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6.087750576162108" table:style-name="ce18">
            <text:p>6.087750576</text:p>
          </table:table-cell>
          <table:table-cell office:value-type="float" office:value="-65.660738357177024" table:style-name="ce18">
            <text:p>-65.66073836</text:p>
          </table:table-cell>
          <table:table-cell office:value-type="float" office:value="0" table:style-name="ce5">
            <text:p>0</text:p>
          </table:table-cell>
          <table:table-cell office:value-type="float" office:value="0.249" table:style-name="ce18">
            <text:p>0.249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9"/>
          <table:table-cell table:number-columns-repeated="4" table:style-name="ce5"/>
          <table:table-cell table:style-name="ce19"/>
          <table:table-cell table:style-name="ce5"/>
          <table:table-cell table:number-columns-repeated="16376"/>
        </table:table-row>
        <table:table-row table:number-rows-repeated="2" table:style-name="ro2">
          <table:table-cell table:number-columns-repeated="2" table:style-name="ce19"/>
          <table:table-cell table:number-columns-repeated="2" table:style-name="ce17"/>
          <table:table-cell table:number-columns-repeated="2" table:style-name="ce5"/>
          <table:table-cell table:style-name="ce19"/>
          <table:table-cell table:style-name="ce5"/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8" table:style-name="ce5"/>
          <table:table-cell table:number-columns-repeated="16376"/>
        </table:table-row>
        <table:table-row table:number-rows-repeated="4" table:style-name="ro2">
          <table:table-cell table:style-name="ce5"/>
          <table:table-cell table:number-columns-repeated="2" table:style-name="ce17"/>
          <table:table-cell table:number-columns-repeated="5" table:style-name="ce5"/>
          <table:table-cell table:number-columns-repeated="16376"/>
        </table:table-row>
        <table:table-row table:style-name="ro3">
          <table:table-cell table:number-columns-repeated="8" table:style-name="ce5"/>
          <table:table-cell table:number-columns-repeated="16376"/>
        </table:table-row>
        <table:table-row table:number-rows-repeated="10" table:style-name="ro2">
          <table:table-cell table:number-columns-repeated="8" table:style-name="ce5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Dimension" table:style-name="ta3">
        <table:table-column table:style-name="co1" table:number-columns-repeated="16384" table:default-cell-style-name="ce1"/>
        <table:table-row table:style-name="ro2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  <table:table table:name="RES" table:style-name="ta3">
        <table:table-column table:style-name="co1" table:number-columns-repeated="16384" table:default-cell-style-name="ce1"/>
        <table:table-row table:style-name="ro2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number-columns-repeated="16381" table:default-cell-style-name="ce17"/>
        <table:table-row table:style-name="ro2">
          <table:table-cell office:value-type="string" table:style-name="ce20">
            <text:p>Bus_N</text:p>
          </table:table-cell>
          <table:table-cell office:value-type="string" table:style-name="ce20">
            <text:p>Pd (pu)</text:p>
          </table:table-cell>
          <table:table-cell office:value-type="string" table:style-name="ce20">
            <text:p>Qd (pu)</text:p>
          </table:table-cell>
          <table:table-cell office:value-type="string" table:style-name="ce20">
            <text:p>ShFr</text:p>
          </table:table-cell>
          <table:table-cell office:value-type="string" table:style-name="ce20">
            <text:p>ShFrMin</text:p>
          </table:table-cell>
          <table:table-cell office:value-type="string" table:style-name="ce20">
            <text:p>ShFrMax</text:p>
          </table:table-cell>
          <table:table-cell office:value-type="string" table:style-name="ce20">
            <text:p>ShFrOK</text:p>
          </table:table-cell>
          <table:table-cell office:value-type="string" table:style-name="ce20">
            <text:p>ShCost</text:p>
          </table:table-cell>
          <table:table-cell table:number-columns-repeated="16376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float" office:value="1.763212" table:style-name="ce17">
            <text:p>1.763212</text:p>
          </table:table-cell>
          <table:table-cell office:value-type="float" office:value="1.3142000000000001E-2" table:style-name="ce17">
            <text:p>0.013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float" office:value="2.7379070000000003" table:style-name="ce17">
            <text:p>2.737907</text:p>
          </table:table-cell>
          <table:table-cell office:value-type="float" office:value="1.0075499999999999" table:style-name="ce17">
            <text:p>1.00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float" office:value="1.2802449999999999" table:style-name="ce17">
            <text:p>1.280245</text:p>
          </table:table-cell>
          <table:table-cell office:value-type="float" office:value="0.45996799999999999" table:style-name="ce17">
            <text:p>0.4599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float" office:value="2.8583749999999997" table:style-name="ce17">
            <text:p>2.858375</text:p>
          </table:table-cell>
          <table:table-cell office:value-type="float" office:value="0.96374300000000002" table:style-name="ce17">
            <text:p>0.963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2" table:style-name="ce17">
            <text:p>12</text:p>
          </table:table-cell>
          <table:table-cell office:value-type="float" office:value="4.1069000000000001E-2" table:style-name="ce17">
            <text:p>0.041069</text:p>
          </table:table-cell>
          <table:table-cell office:value-type="float" office:value="0.48187199999999997" table:style-name="ce17">
            <text:p>0.4818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3" table:style-name="ce17">
            <text:p>1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4" table:style-name="ce17">
            <text:p>1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5" table:style-name="ce17">
            <text:p>15</text:p>
          </table:table-cell>
          <table:table-cell office:value-type="float" office:value="1.7522599999999999" table:style-name="ce17">
            <text:p>1.75226</text:p>
          </table:table-cell>
          <table:table-cell office:value-type="float" office:value="0.83779899999999996" table:style-name="ce17">
            <text:p>0.8377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16" table:style-name="ce17">
            <text:p>16</text:p>
          </table:table-cell>
          <table:table-cell office:value-type="float" office:value="1.803733" table:style-name="ce17">
            <text:p>1.803733</text:p>
          </table:table-cell>
          <table:table-cell office:value-type="float" office:value="0.17686900000000003" table:style-name="ce17">
            <text:p>0.1768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17" table:style-name="ce17">
            <text:p>1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18" table:style-name="ce17">
            <text:p>18</text:p>
          </table:table-cell>
          <table:table-cell office:value-type="float" office:value="0.86517799999999989" table:style-name="ce17">
            <text:p>0.865178</text:p>
          </table:table-cell>
          <table:table-cell office:value-type="float" office:value="0.16427399999999998" table:style-name="ce17">
            <text:p>0.164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float" office:value="3.4388109999999998" table:style-name="ce17">
            <text:p>3.438811</text:p>
          </table:table-cell>
          <table:table-cell office:value-type="float" office:value="0.56400899999999998" table:style-name="ce17">
            <text:p>0.5640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1" table:style-name="ce17">
            <text:p>21</text:p>
          </table:table-cell>
          <table:table-cell office:value-type="float" office:value="1.500373" table:style-name="ce17">
            <text:p>1.500373</text:p>
          </table:table-cell>
          <table:table-cell office:value-type="float" office:value="0.62971900000000003" table:style-name="ce17">
            <text:p>0.6297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2" table:style-name="ce17">
            <text:p>2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21"/>
          <table:table-cell table:number-columns-repeated="2" table:style-name="ce17"/>
          <table:table-cell table:number-columns-repeated="16373" table:style-name="ce21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float" office:value="1.5031110000000001" table:style-name="ce17">
            <text:p>1.503111</text:p>
          </table:table-cell>
          <table:table-cell office:value-type="float" office:value="0.463254" table:style-name="ce17">
            <text:p>0.4632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4" table:style-name="ce17">
            <text:p>24</text:p>
          </table:table-cell>
          <table:table-cell office:value-type="float" office:value="1.6898359999999999" table:style-name="ce17">
            <text:p>1.689836</text:p>
          </table:table-cell>
          <table:table-cell office:value-type="float" office:value="-0.50487000000000004" table:style-name="ce17">
            <text:p>-0.504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5" table:style-name="ce17">
            <text:p>25</text:p>
          </table:table-cell>
          <table:table-cell office:value-type="float" office:value="1.2265819999999998" table:style-name="ce17">
            <text:p>1.226582</text:p>
          </table:table-cell>
          <table:table-cell office:value-type="float" office:value="0.25845800000000002" table:style-name="ce17">
            <text:p>0.2584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6" table:style-name="ce17">
            <text:p>26</text:p>
          </table:table-cell>
          <table:table-cell office:value-type="float" office:value="0.76113799999999998" table:style-name="ce17">
            <text:p>0.761138</text:p>
          </table:table-cell>
          <table:table-cell office:value-type="float" office:value="9.3088999999999991E-2" table:style-name="ce17">
            <text:p>0.0930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7" table:style-name="ce17">
            <text:p>27</text:p>
          </table:table-cell>
          <table:table-cell office:value-type="float" office:value="1.5387039999999998" table:style-name="ce17">
            <text:p>1.538704</text:p>
          </table:table-cell>
          <table:table-cell office:value-type="float" office:value="0.41342399999999996" table:style-name="ce17">
            <text:p>0.413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8" table:style-name="ce17">
            <text:p>28</text:p>
          </table:table-cell>
          <table:table-cell office:value-type="float" office:value="1.128018" table:style-name="ce17">
            <text:p>1.128018</text:p>
          </table:table-cell>
          <table:table-cell office:value-type="float" office:value="0.15113300000000002" table:style-name="ce17">
            <text:p>0.1511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29" table:style-name="ce17">
            <text:p>29</text:p>
          </table:table-cell>
          <table:table-cell office:value-type="float" office:value="1.5523929999999999" table:style-name="ce17">
            <text:p>1.552393</text:p>
          </table:table-cell>
          <table:table-cell office:value-type="float" office:value="0.14729900000000001" table:style-name="ce17">
            <text:p>0.1472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30" table:style-name="ce17">
            <text:p>3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31" table:style-name="ce17">
            <text:p>31</text:p>
          </table:table-cell>
          <table:table-cell office:value-type="float" office:value="5.0376999999999998E-2" table:style-name="ce17">
            <text:p>0.050377</text:p>
          </table:table-cell>
          <table:table-cell office:value-type="float" office:value="2.5189E-2" table:style-name="ce17">
            <text:p>0.0251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7"/>
        </table:table-row>
        <table:table-row table:style-name="ro2">
          <table:table-cell office:value-type="float" office:value="32" table:style-name="ce17">
            <text:p>3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4" table:style-name="ce17">
            <text:p>3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5" table:style-name="ce17">
            <text:p>3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6" table:style-name="ce17">
            <text:p>3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7" table:style-name="ce17">
            <text:p>3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8" table:style-name="ce17">
            <text:p>3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39" table:style-name="ce17">
            <text:p>39</text:p>
          </table:table-cell>
          <table:table-cell office:value-type="float" office:value="6.2165980000000003" table:style-name="ce17">
            <text:p>6.216598</text:p>
          </table:table-cell>
          <table:table-cell office:value-type="float" office:value="1.3689529999999999" table:style-name="ce17">
            <text:p>1.368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40" table:style-name="ce17">
            <text:p>4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41" table:style-name="ce17">
            <text:p>4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2">
          <table:table-cell office:value-type="float" office:value="42" table:style-name="ce17">
            <text:p>42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number-rows-repeated="104853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5"/>
        <table:table-column table:style-name="co16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22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-55.248618784530386" table:style-name="ce4">
            <text:p>-55.24861878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-39.999999999999993" table:style-name="ce4">
            <text:p>-40</text:p>
          </table:table-cell>
          <table:table-cell office:value-type="float" office:value="0" table:style-name="ce5">
            <text:p>0</text:p>
          </table:table-cell>
          <table:table-cell office:value-type="float" office:value="0.97140000000000004" table:style-name="ce5">
            <text:p>0.971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-50" table:style-name="ce4">
            <text:p>-50</text:p>
          </table:table-cell>
          <table:table-cell office:value-type="float" office:value="0" table:style-name="ce5">
            <text:p>0</text:p>
          </table:table-cell>
          <table:table-cell office:value-type="float" office:value="1.07" table:style-name="ce5">
            <text:p>1.0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0.84441184076503728" table:style-name="ce4">
            <text:p>0.844411841</text:p>
          </table:table-cell>
          <table:table-cell office:value-type="float" office:value="-22.957446920799448" table:style-name="ce4">
            <text:p>-22.95744692</text:p>
          </table:table-cell>
          <table:table-cell office:value-type="float" office:value="0" table:style-name="ce5">
            <text:p>0</text:p>
          </table:table-cell>
          <table:table-cell office:value-type="float" office:value="1.006" table:style-name="ce5">
            <text:p>1.00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0.84441184076503728" table:style-name="ce4">
            <text:p>0.844411841</text:p>
          </table:table-cell>
          <table:table-cell office:value-type="float" office:value="-22.957446920799448" table:style-name="ce4">
            <text:p>-22.95744692</text:p>
          </table:table-cell>
          <table:table-cell office:value-type="float" office:value="0" table:style-name="ce5">
            <text:p>0</text:p>
          </table:table-cell>
          <table:table-cell office:value-type="float" office:value="1.006" table:style-name="ce5">
            <text:p>1.00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.6662651233436341" table:style-name="ce4">
            <text:p>3.666265123</text:p>
          </table:table-cell>
          <table:table-cell office:value-type="float" office:value="-72.277798145917359" table:style-name="ce4">
            <text:p>-72.27779815</text:p>
          </table:table-cell>
          <table:table-cell office:value-type="float" office:value="0" table:style-name="ce5">
            <text:p>0</text:p>
          </table:table-cell>
          <table:table-cell office:value-type="float" office:value="1.06" table:style-name="ce5">
            <text:p>1.0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3.4631177954781571" table:style-name="ce4">
            <text:p>3.463117795</text:p>
          </table:table-cell>
          <table:table-cell office:value-type="float" office:value="-70.25181813684263" table:style-name="ce4">
            <text:p>-70.25181814</text:p>
          </table:table-cell>
          <table:table-cell office:value-type="float" office:value="0" table:style-name="ce5">
            <text:p>0</text:p>
          </table:table-cell>
          <table:table-cell office:value-type="float" office:value="1.07" table:style-name="ce5">
            <text:p>1.0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float" office:value="34" table:style-name="ce4">
            <text:p>34</text:p>
          </table:table-cell>
          <table:table-cell office:value-type="float" office:value="2.7708506511499031" table:style-name="ce4">
            <text:p>2.770850651</text:p>
          </table:table-cell>
          <table:table-cell office:value-type="float" office:value="-55.417013022998063" table:style-name="ce4">
            <text:p>-55.41701302</text:p>
          </table:table-cell>
          <table:table-cell office:value-type="float" office:value="0" table:style-name="ce5">
            <text:p>0</text:p>
          </table:table-cell>
          <table:table-cell office:value-type="float" office:value="1.0089999999999999" table:style-name="ce5">
            <text:p>1.00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-69.930069930069919" table:style-name="ce4">
            <text:p>-69.93006993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office:value-type="float" office:value="0.67559350889756653" table:style-name="ce4">
            <text:p>0.675593509</text:p>
          </table:table-cell>
          <table:table-cell office:value-type="float" office:value="-36.752286884027619" table:style-name="ce4">
            <text:p>-36.75228688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office:value-type="float" office:value="1.1139992573338284" table:style-name="ce4">
            <text:p>1.113999257</text:p>
          </table:table-cell>
          <table:table-cell office:value-type="float" office:value="-43.074637950241367" table:style-name="ce4">
            <text:p>-43.07463795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9" table:style-name="ce19">
            <text:p>29</text:p>
          </table:table-cell>
          <table:table-cell office:value-type="float" office:value="38" table:style-name="ce19">
            <text:p>38</text:p>
          </table:table-cell>
          <table:table-cell office:value-type="float" office:value="3.2786885245901645" table:style-name="ce5">
            <text:p>3.278688525</text:p>
          </table:table-cell>
          <table:table-cell office:value-type="float" office:value="-63.934426229508205" table:style-name="ce5">
            <text:p>-63.93442623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0" table:style-name="ce19">
            <text:p>20</text:p>
          </table:table-cell>
          <table:table-cell office:value-type="float" office:value="40" table:style-name="ce19">
            <text:p>40</text:p>
          </table:table-cell>
          <table:table-cell office:value-type="float" office:value="2.7708506511499031" table:style-name="ce5">
            <text:p>2.770850651</text:p>
          </table:table-cell>
          <table:table-cell office:value-type="float" office:value="-55.417013022998063" table:style-name="ce5">
            <text:p>-55.41701302</text:p>
          </table:table-cell>
          <table:table-cell office:value-type="float" office:value="0" table:style-name="ce5">
            <text:p>0</text:p>
          </table:table-cell>
          <table:table-cell office:value-type="float" office:value="1.0089999999999999" table:style-name="ce5">
            <text:p>1.00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5" table:style-name="ce19">
            <text:p>25</text:p>
          </table:table-cell>
          <table:table-cell office:value-type="float" office:value="41" table:style-name="ce19">
            <text:p>41</text:p>
          </table:table-cell>
          <table:table-cell office:value-type="float" office:value="1.1139992573338284" table:style-name="ce17">
            <text:p>1.113999257</text:p>
          </table:table-cell>
          <table:table-cell office:value-type="float" office:value="-43.074637950241367" table:style-name="ce17">
            <text:p>-43.07463795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office:value-type="float" office:value="29" table:style-name="ce19">
            <text:p>29</text:p>
          </table:table-cell>
          <table:table-cell office:value-type="float" office:value="42" table:style-name="ce19">
            <text:p>42</text:p>
          </table:table-cell>
          <table:table-cell office:value-type="float" office:value="3.2786885245901645" table:style-name="ce17">
            <text:p>3.278688525</text:p>
          </table:table-cell>
          <table:table-cell office:value-type="float" office:value="-63.934426229508205" table:style-name="ce17">
            <text:p>-63.93442623</text:p>
          </table:table-cell>
          <table:table-cell office:value-type="float" office:value="0" table:style-name="ce5">
            <text:p>0</text:p>
          </table:table-cell>
          <table:table-cell office:value-type="float" office:value="1.0249999999999999" table:style-name="ce5">
            <text:p>1.02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5">
            <text:p>1</text:p>
          </table:table-cell>
          <table:table-cell table:number-columns-repeated="16374" table:style-name="ce23"/>
        </table:table-row>
        <table:table-row table:style-name="ro2">
          <table:table-cell table:number-columns-repeated="8" table:style-name="ce5"/>
          <table:table-cell table:style-name="ce23"/>
          <table:table-cell table:style-name="ce5"/>
          <table:table-cell table:number-columns-repeated="16374" table:style-name="ce23"/>
        </table:table-row>
        <table:table-row table:number-rows-repeated="11" table:style-name="ro2">
          <table:table-cell table:number-columns-repeated="10" table:style-name="ce5"/>
          <table:table-cell table:number-columns-repeated="16374" table:style-name="ce23"/>
        </table:table-row>
        <table:table-row table:number-rows-repeated="4" table:style-name="ro2">
          <table:table-cell table:number-columns-repeated="6" table:style-name="ce5"/>
          <table:table-cell table:number-columns-repeated="2" table:style-name="ce23"/>
          <table:table-cell table:number-columns-repeated="2" table:style-name="ce5"/>
          <table:table-cell table:number-columns-repeated="16374" table:style-name="ce23"/>
        </table:table-row>
        <table:table-row table:number-rows-repeated="1048544" table:style-name="ro2">
          <table:table-cell table:number-columns-repeated="16384"/>
        </table:table-row>
      </table:table>
      <table:table table:name="P_Profiles_Load" table:style-name="ta3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20">
            <text:p>Bus</text:p>
          </table:table-cell>
          <table:table-cell office:value-type="string" table:style-name="ce20">
            <text:p>t1</text:p>
          </table:table-cell>
          <table:table-cell table:number-columns-repeated="23" table:style-name="ce20"/>
          <table:table-cell table:number-columns-repeated="16359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float" office:value="1.763212" table:style-name="ce17">
            <text:p>1.763212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float" office:value="2.7379070000000003" table:style-name="ce17">
            <text:p>2.737907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float" office:value="1.2802449999999999" table:style-name="ce17">
            <text:p>1.280245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float" office:value="2.8583749999999997" table:style-name="ce17">
            <text:p>2.858375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2" table:style-name="ce17">
            <text:p>12</text:p>
          </table:table-cell>
          <table:table-cell office:value-type="float" office:value="4.1069000000000001E-2" table:style-name="ce17">
            <text:p>0.04106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3" table:style-name="ce17">
            <text:p>13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4" table:style-name="ce17">
            <text:p>14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5" table:style-name="ce17">
            <text:p>15</text:p>
          </table:table-cell>
          <table:table-cell office:value-type="float" office:value="1.7522599999999999" table:style-name="ce17">
            <text:p>1.75226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6" table:style-name="ce17">
            <text:p>16</text:p>
          </table:table-cell>
          <table:table-cell office:value-type="float" office:value="1.803733" table:style-name="ce17">
            <text:p>1.80373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7" table:style-name="ce17">
            <text:p>17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8" table:style-name="ce17">
            <text:p>18</text:p>
          </table:table-cell>
          <table:table-cell office:value-type="float" office:value="0.86517799999999989" table:style-name="ce17">
            <text:p>0.86517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float" office:value="3.4388109999999998" table:style-name="ce17">
            <text:p>3.438811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1" table:style-name="ce17">
            <text:p>21</text:p>
          </table:table-cell>
          <table:table-cell office:value-type="float" office:value="1.500373" table:style-name="ce17">
            <text:p>1.50037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2" table:style-name="ce17">
            <text:p>2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float" office:value="1.5031110000000001" table:style-name="ce17">
            <text:p>1.503111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4" table:style-name="ce17">
            <text:p>24</text:p>
          </table:table-cell>
          <table:table-cell office:value-type="float" office:value="1.6898359999999999" table:style-name="ce17">
            <text:p>1.689836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5" table:style-name="ce17">
            <text:p>25</text:p>
          </table:table-cell>
          <table:table-cell office:value-type="float" office:value="1.2265819999999998" table:style-name="ce17">
            <text:p>1.226582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6" table:style-name="ce17">
            <text:p>26</text:p>
          </table:table-cell>
          <table:table-cell office:value-type="float" office:value="0.76113799999999998" table:style-name="ce17">
            <text:p>0.76113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7" table:style-name="ce17">
            <text:p>27</text:p>
          </table:table-cell>
          <table:table-cell office:value-type="float" office:value="1.5387039999999998" table:style-name="ce17">
            <text:p>1.538704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8" table:style-name="ce17">
            <text:p>28</text:p>
          </table:table-cell>
          <table:table-cell office:value-type="float" office:value="1.128018" table:style-name="ce17">
            <text:p>1.12801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9" table:style-name="ce17">
            <text:p>29</text:p>
          </table:table-cell>
          <table:table-cell office:value-type="float" office:value="1.5523929999999999" table:style-name="ce17">
            <text:p>1.55239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0" table:style-name="ce17">
            <text:p>3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1" table:style-name="ce17">
            <text:p>31</text:p>
          </table:table-cell>
          <table:table-cell office:value-type="float" office:value="5.0376999999999998E-2" table:style-name="ce17">
            <text:p>0.050377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2" table:style-name="ce17">
            <text:p>3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4" table:style-name="ce17">
            <text:p>34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5" table:style-name="ce17">
            <text:p>35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6" table:style-name="ce17">
            <text:p>36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7" table:style-name="ce17">
            <text:p>37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8" table:style-name="ce17">
            <text:p>38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9" table:style-name="ce17">
            <text:p>39</text:p>
          </table:table-cell>
          <table:table-cell office:value-type="float" office:value="6.2165980000000003" table:style-name="ce17">
            <text:p>6.21659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0" table:style-name="ce17">
            <text:p>4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1" table:style-name="ce17">
            <text:p>4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2" table:style-name="ce17">
            <text:p>4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number-rows-repeated="1048533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2">
          <table:table-cell office:value-type="string" table:style-name="ce16">
            <text:p>Bus</text:p>
          </table:table-cell>
          <table:table-cell office:value-type="string" table:style-name="ce24">
            <text:p>bsh0</text:p>
          </table:table-cell>
          <table:table-cell office:value-type="string" table:style-name="ce24">
            <text:p>bshmin</text:p>
          </table:table-cell>
          <table:table-cell office:value-type="string" table:style-name="ce24">
            <text:p>bshmax</text:p>
          </table:table-cell>
          <table:table-cell table:number-columns-repeated="16380" table:style-name="ce24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3">
        <table:table-column table:style-name="co1" table:number-columns-repeated="16384" table:default-cell-style-name="ce1"/>
        <table:table-row table:style-name="ro2">
          <table:table-cell office:value-type="string" table:style-name="ce20">
            <text:p>Bus</text:p>
          </table:table-cell>
          <table:table-cell office:value-type="string" table:style-name="ce20">
            <text:p>t1</text:p>
          </table:table-cell>
          <table:table-cell table:number-columns-repeated="23" table:style-name="ce20"/>
          <table:table-cell table:number-columns-repeated="16359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float" office:value="1.3142000000000001E-2" table:style-name="ce17">
            <text:p>0.013142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float" office:value="1.0075499999999999" table:style-name="ce17">
            <text:p>1.00755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float" office:value="0.45996799999999999" table:style-name="ce17">
            <text:p>0.45996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float" office:value="0.96374300000000002" table:style-name="ce17">
            <text:p>0.96374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2" table:style-name="ce17">
            <text:p>12</text:p>
          </table:table-cell>
          <table:table-cell office:value-type="float" office:value="0.48187199999999997" table:style-name="ce17">
            <text:p>0.481872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3" table:style-name="ce17">
            <text:p>13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4" table:style-name="ce17">
            <text:p>14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5" table:style-name="ce17">
            <text:p>15</text:p>
          </table:table-cell>
          <table:table-cell office:value-type="float" office:value="0.83779899999999996" table:style-name="ce17">
            <text:p>0.83779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6" table:style-name="ce17">
            <text:p>16</text:p>
          </table:table-cell>
          <table:table-cell office:value-type="float" office:value="0.17686900000000003" table:style-name="ce17">
            <text:p>0.17686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7" table:style-name="ce17">
            <text:p>17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8" table:style-name="ce17">
            <text:p>18</text:p>
          </table:table-cell>
          <table:table-cell office:value-type="float" office:value="0.16427399999999998" table:style-name="ce17">
            <text:p>0.164274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19" table:style-name="ce17">
            <text:p>19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float" office:value="0.56400899999999998" table:style-name="ce17">
            <text:p>0.56400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1" table:style-name="ce17">
            <text:p>21</text:p>
          </table:table-cell>
          <table:table-cell office:value-type="float" office:value="0.62971900000000003" table:style-name="ce17">
            <text:p>0.62971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2" table:style-name="ce17">
            <text:p>2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3" table:style-name="ce17">
            <text:p>23</text:p>
          </table:table-cell>
          <table:table-cell office:value-type="float" office:value="0.463254" table:style-name="ce17">
            <text:p>0.463254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4" table:style-name="ce17">
            <text:p>24</text:p>
          </table:table-cell>
          <table:table-cell office:value-type="float" office:value="-0.50487000000000004" table:style-name="ce17">
            <text:p>-0.50487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5" table:style-name="ce17">
            <text:p>25</text:p>
          </table:table-cell>
          <table:table-cell office:value-type="float" office:value="0.25845800000000002" table:style-name="ce17">
            <text:p>0.258458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6" table:style-name="ce17">
            <text:p>26</text:p>
          </table:table-cell>
          <table:table-cell office:value-type="float" office:value="9.3088999999999991E-2" table:style-name="ce17">
            <text:p>0.09308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7" table:style-name="ce17">
            <text:p>27</text:p>
          </table:table-cell>
          <table:table-cell office:value-type="float" office:value="0.41342399999999996" table:style-name="ce17">
            <text:p>0.413424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8" table:style-name="ce17">
            <text:p>28</text:p>
          </table:table-cell>
          <table:table-cell office:value-type="float" office:value="0.15113300000000002" table:style-name="ce17">
            <text:p>0.15113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29" table:style-name="ce17">
            <text:p>29</text:p>
          </table:table-cell>
          <table:table-cell office:value-type="float" office:value="0.14729900000000001" table:style-name="ce17">
            <text:p>0.14729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0" table:style-name="ce17">
            <text:p>3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1" table:style-name="ce17">
            <text:p>31</text:p>
          </table:table-cell>
          <table:table-cell office:value-type="float" office:value="2.5189E-2" table:style-name="ce17">
            <text:p>0.025189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2" table:style-name="ce17">
            <text:p>3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3" table:style-name="ce17">
            <text:p>33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4" table:style-name="ce17">
            <text:p>34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5" table:style-name="ce17">
            <text:p>35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6" table:style-name="ce17">
            <text:p>36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7" table:style-name="ce17">
            <text:p>37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8" table:style-name="ce17">
            <text:p>38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39" table:style-name="ce17">
            <text:p>39</text:p>
          </table:table-cell>
          <table:table-cell office:value-type="float" office:value="1.3689529999999999" table:style-name="ce17">
            <text:p>1.368953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0" table:style-name="ce17">
            <text:p>40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1" table:style-name="ce17">
            <text:p>41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style-name="ro2">
          <table:table-cell office:value-type="float" office:value="42" table:style-name="ce17">
            <text:p>42</text:p>
          </table:table-cell>
          <table:table-cell office:value-type="float" office:value="0" table:style-name="ce17">
            <text:p>0</text:p>
          </table:table-cell>
          <table:table-cell table:number-columns-repeated="23" table:style-name="ce17"/>
          <table:table-cell table:number-columns-repeated="16359"/>
        </table:table-row>
        <table:table-row table:number-rows-repeated="104853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23"/>
        <table:table-row table:style-name="ro2">
          <table:table-cell office:value-type="string" table:style-name="ce25">
            <text:p>cont</text:p>
          </table:table-cell>
          <table:table-cell office:value-type="string" table:style-name="ce26">
            <text:p>From</text:p>
          </table:table-cell>
          <table:table-cell office:value-type="string" table:style-name="ce26">
            <text:p>To</text:p>
          </table:table-cell>
          <table:table-cell table:number-columns-repeated="16381" table:style-name="ce2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23"/>
          <table:table-cell table:number-columns-repeated="16378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81" table:style-name="ce23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23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18"/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table table:name="Storage" table:style-name="ta3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27">
            <text:p>Bus</text:p>
          </table:table-cell>
          <table:table-cell office:value-type="string" table:style-name="ce27">
            <text:p>Ps</text:p>
          </table:table-cell>
          <table:table-cell office:value-type="string" table:style-name="ce27">
            <text:p>Qs</text:p>
          </table:table-cell>
          <table:table-cell office:value-type="string" table:style-name="ce16">
            <text:p>Energy (MWh)</text:p>
          </table:table-cell>
          <table:table-cell office:value-type="string" table:style-name="ce16">
            <text:p>E_rating (MWh)</text:p>
          </table:table-cell>
          <table:table-cell office:value-type="string" table:style-name="ce16">
            <text:p>Charge_rating (MW)</text:p>
          </table:table-cell>
          <table:table-cell office:value-type="string" table:style-name="ce16">
            <text:p>Discharge_rating (MW)</text:p>
          </table:table-cell>
          <table:table-cell office:value-type="string" table:style-name="ce16">
            <text:p>Charge_efficiency</text:p>
          </table:table-cell>
          <table:table-cell office:value-type="string" table:style-name="ce16">
            <text:p>Discharge_efficiency</text:p>
          </table:table-cell>
          <table:table-cell office:value-type="string" table:style-name="ce16">
            <text:p>Thermal_rating (MVA)</text:p>
          </table:table-cell>
          <table:table-cell office:value-type="string" table:style-name="ce16">
            <text:p>Qmin (MVAr)</text:p>
          </table:table-cell>
          <table:table-cell office:value-type="string" table:style-name="ce16">
            <text:p>Qmax (MVAr)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P_loss</text:p>
          </table:table-cell>
          <table:table-cell office:value-type="string" table:style-name="ce27">
            <text:p>Q_loss</text:p>
          </table:table-cell>
          <table:table-cell office:value-type="string" table:style-name="ce27">
            <text:p>Status</text:p>
          </table:table-cell>
          <table:table-cell office:value-type="string" table:style-name="ce27">
            <text:p>soc_initial</text:p>
          </table:table-cell>
          <table:table-cell office:value-type="string" table:style-name="ce27">
            <text:p>soc_min</text:p>
          </table:table-cell>
          <table:table-cell office:value-type="string" table:style-name="ce27">
            <text:p>soc_max</text:p>
          </table:table-cell>
          <table:table-cell office:value-type="string" table:style-name="ce27">
            <text:p>E_rating_min (MWh)</text:p>
          </table:table-cell>
          <table:table-cell office:value-type="string" table:style-name="ce27">
            <text:p>E_initial (MWh)</text:p>
          </table:table-cell>
          <table:table-cell office:value-type="string" table:style-name="ce20">
            <text:p>cost_a</text:p>
          </table:table-cell>
          <table:table-cell office:value-type="string" table:style-name="ce20">
            <text:p>cost_b</text:p>
          </table:table-cell>
          <table:table-cell office:value-type="string" table:style-name="ce20">
            <text:p>cost_c</text:p>
          </table:table-cell>
          <table:table-cell table:number-columns-repeated="16359"/>
        </table:table-row>
        <table:table-row table:number-rows-repeated="2" table:style-name="ro2">
          <table:table-cell table:style-name="ce28"/>
          <table:table-cell table:number-columns-repeated="16" table:style-name="ce17"/>
          <table:table-cell table:style-name="ce29"/>
          <table:table-cell table:number-columns-repeated="7" table:style-name="ce17"/>
          <table:table-cell table:number-columns-repeated="16359"/>
        </table:table-row>
        <table:table-row table:number-rows-repeated="2" table:style-name="ro2">
          <table:table-cell table:style-name="ce28"/>
          <table:table-cell table:number-columns-repeated="16" table:style-name="ce17"/>
          <table:table-cell table:style-name="ce29"/>
          <table:table-cell table:number-columns-repeated="2" table:style-name="ce17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3">
        <table:table-column table:style-name="co1" table:number-columns-repeated="16384" table:default-cell-style-name="ce1"/>
        <table:table-row table:style-name="ro1">
          <table:table-cell office:value-type="string" table:style-name="ce30">
            <text:p>base_MVA</text:p>
          </table:table-cell>
          <table:table-cell table:number-columns-repeated="16383"/>
        </table:table-row>
        <table:table-row table:style-name="ro2">
          <table:table-cell office:value-type="float" office:value="100" table:style-name="ce17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3">
        <table:table-column table:style-name="co1" table:number-columns-repeated="16384" table:default-cell-style-name="ce1"/>
        <table:table-row table:style-name="ro2">
          <table:table-cell office:value-type="string" table:style-name="ce20">
            <text:p>Bus</text:p>
          </table:table-cell>
          <table:table-cell office:value-type="string" table:style-name="ce20">
            <text:p>t1</text:p>
          </table:table-cell>
          <table:table-cell office:value-type="string" table:style-name="ce20">
            <text:p>t2</text:p>
          </table:table-cell>
          <table:table-cell office:value-type="string" table:style-name="ce20">
            <text:p>t3</text:p>
          </table:table-cell>
          <table:table-cell office:value-type="string" table:style-name="ce20">
            <text:p>t4</text:p>
          </table:table-cell>
          <table:table-cell office:value-type="string" table:style-name="ce20">
            <text:p>t5</text:p>
          </table:table-cell>
          <table:table-cell office:value-type="string" table:style-name="ce20">
            <text:p>t6</text:p>
          </table:table-cell>
          <table:table-cell office:value-type="string" table:style-name="ce20">
            <text:p>t7</text:p>
          </table:table-cell>
          <table:table-cell office:value-type="string" table:style-name="ce20">
            <text:p>t8</text:p>
          </table:table-cell>
          <table:table-cell office:value-type="string" table:style-name="ce20">
            <text:p>t9</text:p>
          </table:table-cell>
          <table:table-cell office:value-type="string" table:style-name="ce20">
            <text:p>t10</text:p>
          </table:table-cell>
          <table:table-cell office:value-type="string" table:style-name="ce20">
            <text:p>t11</text:p>
          </table:table-cell>
          <table:table-cell office:value-type="string" table:style-name="ce20">
            <text:p>t12</text:p>
          </table:table-cell>
          <table:table-cell office:value-type="string" table:style-name="ce20">
            <text:p>t13</text:p>
          </table:table-cell>
          <table:table-cell office:value-type="string" table:style-name="ce20">
            <text:p>t14</text:p>
          </table:table-cell>
          <table:table-cell office:value-type="string" table:style-name="ce20">
            <text:p>t15</text:p>
          </table:table-cell>
          <table:table-cell office:value-type="string" table:style-name="ce20">
            <text:p>t16</text:p>
          </table:table-cell>
          <table:table-cell office:value-type="string" table:style-name="ce20">
            <text:p>t17</text:p>
          </table:table-cell>
          <table:table-cell office:value-type="string" table:style-name="ce20">
            <text:p>t18</text:p>
          </table:table-cell>
          <table:table-cell office:value-type="string" table:style-name="ce20">
            <text:p>t19</text:p>
          </table:table-cell>
          <table:table-cell office:value-type="string" table:style-name="ce20">
            <text:p>t20</text:p>
          </table:table-cell>
          <table:table-cell office:value-type="string" table:style-name="ce20">
            <text:p>t21</text:p>
          </table:table-cell>
          <table:table-cell office:value-type="string" table:style-name="ce20">
            <text:p>t22</text:p>
          </table:table-cell>
          <table:table-cell office:value-type="string" table:style-name="ce20">
            <text:p>t23</text:p>
          </table:table-cell>
          <table:table-cell office:value-type="string" table:style-name="ce20">
            <text:p>t24</text:p>
          </table:table-cell>
          <table:table-cell table:number-columns-repeated="1635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 table:style-name="ce1"/>
          <table:table-cell office:value-type="string" table:style-name="ce31">
            <text:p>cont</text:p>
          </table:table-cell>
          <table:table-cell office:value-type="string" table:style-name="ce32">
            <text:p>From</text:p>
          </table:table-cell>
          <table:table-cell office:value-type="string" table:style-name="ce32">
            <text:p>To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33"/>
          <table:table-cell table:number-columns-repeated="2" table:style-name="ce1"/>
          <table:table-cell office:value-type="string" table:style-name="ce25">
            <text:p>cont</text:p>
          </table:table-cell>
          <table:table-cell office:value-type="string" table:style-name="ce26">
            <text:p>From</text:p>
          </table:table-cell>
          <table:table-cell office:value-type="string" table:style-name="ce26">
            <text:p>To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9" table:style-name="ce18">
            <text:p>39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4" table:style-name="ce17">
            <text:p>24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7">
            <text:p>3</text:p>
          </table:table-cell>
          <table:table-cell office:value-type="float" office:value="24" table:style-name="ce17">
            <text:p>2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25" table:style-name="ce18">
            <text:p>25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17">
            <text:p>25</text:p>
          </table:table-cell>
          <table:table-cell office:value-type="float" office:value="4" table:style-name="ce17">
            <text:p>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style-name="ce34"/>
          <table:table-cell table:style-name="ce5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7" table:style-name="ce17">
            <text:p>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8" table:style-name="ce18">
            <text:p>18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9" table:style-name="ce17">
            <text:p>9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7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3.09" table:style-name="ce5">
            <text:p>3.0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9" table:style-name="ce17">
            <text:p>9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16" table:style-name="ce5">
            <text:p>2.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4700000000000002" table:style-name="ce5">
            <text:p>2.4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1" table:style-name="ce17">
            <text:p>1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4700000000000002" table:style-name="ce5">
            <text:p>2.47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7">
            <text:p>26</text:p>
          </table:table-cell>
          <table:table-cell office:value-type="float" office:value="23" table:style-name="ce17">
            <text:p>23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4700000000000002" table:style-name="ce36">
            <text:p>2.47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7">
            <text:p>26</text:p>
          </table:table-cell>
          <table:table-cell office:value-type="float" office:value="27" table:style-name="ce17">
            <text:p>27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16370" table:style-name="ce1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4700000000000002" table:style-name="ce5">
            <text:p>2.4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7">
            <text:p>26</text:p>
          </table:table-cell>
          <table:table-cell office:value-type="float" office:value="28" table:style-name="ce17">
            <text:p>28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16" table:style-name="ce5">
            <text:p>2.16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7">
            <text:p>26</text:p>
          </table:table-cell>
          <table:table-cell office:value-type="float" office:value="12" table:style-name="ce17">
            <text:p>12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9" table:style-name="ce18">
            <text:p>9</text:p>
          </table:table-cell>
          <table:table-cell office:value-type="float" office:value="39" table:style-name="ce18">
            <text:p>39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2.16" table:style-name="ce36">
            <text:p>2.16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7">
            <text:p>23</text:p>
          </table:table-cell>
          <table:table-cell office:value-type="float" office:value="28" table:style-name="ce17">
            <text:p>28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3.09" table:style-name="ce36">
            <text:p>3.0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7">
            <text:p>23</text:p>
          </table:table-cell>
          <table:table-cell office:value-type="float" office:value="12" table:style-name="ce17">
            <text:p>12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0" table:style-name="ce18">
            <text:p>10</text:p>
          </table:table-cell>
          <table:table-cell office:value-type="float" office:value="13" table:style-name="ce18">
            <text:p>13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3.0880000000000001" table:style-name="ce37">
            <text:p>3.08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7">
            <text:p>27</text:p>
          </table:table-cell>
          <table:table-cell office:value-type="float" office:value="29" table:style-name="ce17">
            <text:p>29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7">
            <text:p>28</text:p>
          </table:table-cell>
          <table:table-cell office:value-type="float" office:value="31" table:style-name="ce17">
            <text:p>3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7">
            <text:p>31</text:p>
          </table:table-cell>
          <table:table-cell office:value-type="float" office:value="29" table:style-name="ce17">
            <text:p>29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style-name="ce1"/>
          <table:table-cell office:value-type="float" office:value="0" table:style-name="ce5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16" table:style-name="ce18">
            <text:p>16</text:p>
          </table:table-cell>
          <table:table-cell office:value-type="float" office:value="19" table:style-name="ce18">
            <text:p>19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17">
            <text:p>15</text:p>
          </table:table-cell>
          <table:table-cell office:value-type="float" office:value="36" table:style-name="ce17">
            <text:p>36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17">
            <text:p>16</text:p>
          </table:table-cell>
          <table:table-cell office:value-type="float" office:value="36" table:style-name="ce17">
            <text:p>36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17">
            <text:p>16</text:p>
          </table:table-cell>
          <table:table-cell office:value-type="float" office:value="17" table:style-name="ce17">
            <text:p>1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17" table:style-name="ce18">
            <text:p>17</text:p>
          </table:table-cell>
          <table:table-cell office:value-type="float" office:value="27" table:style-name="ce18">
            <text:p>27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17">
            <text:p>16</text:p>
          </table:table-cell>
          <table:table-cell office:value-type="float" office:value="18" table:style-name="ce17">
            <text:p>18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17">
            <text:p>37</text:p>
          </table:table-cell>
          <table:table-cell office:value-type="float" office:value="19" table:style-name="ce17">
            <text:p>19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17">
            <text:p>37</text:p>
          </table:table-cell>
          <table:table-cell office:value-type="float" office:value="21" table:style-name="ce17">
            <text:p>21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26" table:style-name="ce18">
            <text:p>26</text:p>
          </table:table-cell>
          <table:table-cell office:value-type="float" office:value="28" table:style-name="ce18">
            <text:p>28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office:value-type="float" office:value="26" table:style-name="ce18">
            <text:p>26</text:p>
          </table:table-cell>
          <table:table-cell office:value-type="float" office:value="29" table:style-name="ce18">
            <text:p>29</text:p>
          </table:table-cell>
          <table:table-cell table:number-columns-repeated="16370"/>
        </table:table-row>
        <table:table-row table:style-name="ro2">
          <table:table-cell table:style-name="ce23"/>
          <table:table-cell table:number-columns-repeated="2" table:style-name="ce5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3" table:style-name="ce1"/>
          <table:table-cell office:value-type="float" office:value="34" table:style-name="ce1">
            <text:p>34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table:number-columns-repeated="16370"/>
        </table:table-row>
        <table:table-row table:number-rows-repeated="10" table:style-name="ro2">
          <table:table-cell table:style-name="ce23"/>
          <table:table-cell table:number-columns-repeated="2" table:style-name="ce5"/>
          <table:table-cell table:number-columns-repeated="16381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2">
          <table:table-cell table:style-name="ce1"/>
          <table:table-cell office:value-type="string" table:style-name="ce33">
            <text:p>bus</text:p>
          </table:table-cell>
          <table:table-cell office:value-type="string" table:style-name="ce33">
            <text:p>Pg</text:p>
          </table:table-cell>
          <table:table-cell office:value-type="string" table:style-name="ce33">
            <text:p>Qg</text:p>
          </table:table-cell>
          <table:table-cell office:value-type="string" table:style-name="ce1">
            <text:p>Qmax</text:p>
          </table:table-cell>
          <table:table-cell office:value-type="string" table:style-name="ce1">
            <text:p><text:s text:c="2"/>Qmin</text:p>
          </table:table-cell>
          <table:table-cell office:value-type="string" table:style-name="ce1">
            <text:p><text:s/>Vg</text:p>
          </table:table-cell>
          <table:table-cell office:value-type="string" table:style-name="ce1">
            <text:p>mBase</text:p>
          </table:table-cell>
          <table:table-cell office:value-type="string" table:style-name="ce1">
            <text:p>Pmax</text:p>
          </table:table-cell>
          <table:table-cell office:value-type="string" table:style-name="ce1">
            <text:p><text:s text:c="3"/>Pmin</text:p>
          </table:table-cell>
          <table:table-cell table:number-columns-repeated="3" table:style-name="ce1"/>
          <table:table-cell office:value-type="string" table:style-name="ce33">
            <text:p>bus</text:p>
          </table:table-cell>
          <table:table-cell office:value-type="string" table:style-name="ce33">
            <text:p>Pg</text:p>
          </table:table-cell>
          <table:table-cell office:value-type="string" table:style-name="ce33">
            <text:p>Qg</text:p>
          </table:table-cell>
          <table:table-cell office:value-type="string" table:style-name="ce1">
            <text:p>Qmax</text:p>
          </table:table-cell>
          <table:table-cell office:value-type="string" table:style-name="ce1">
            <text:p><text:s text:c="2"/>Qmin</text:p>
          </table:table-cell>
          <table:table-cell office:value-type="string" table:style-name="ce1">
            <text:p><text:s/>Vg</text:p>
          </table:table-cell>
          <table:table-cell office:value-type="string" table:style-name="ce1">
            <text:p>Pmax</text:p>
          </table:table-cell>
          <table:table-cell office:value-type="string" table:style-name="ce1">
            <text:p><text:s text:c="3"/>Pmin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0" table:style-name="ce39">
            <text:p>3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538" table:style-name="ce39">
            <text:p>538</text:p>
          </table:table-cell>
          <table:table-cell office:value-type="float" office:value="-184.136" table:style-name="ce39">
            <text:p>-184.136</text:p>
          </table:table-cell>
          <table:table-cell office:value-type="float" office:value="1.048" table:style-name="ce39">
            <text:p>1.048</text:p>
          </table:table-cell>
          <table:table-cell office:value-type="float" office:value="1000" table:style-name="ce39">
            <text:p>1000</text:p>
          </table:table-cell>
          <table:table-cell office:value-type="float" office:value="843.99990000000003" table:style-name="ce40">
            <text:p>843.9999</text:p>
          </table:table-cell>
          <table:table-cell office:value-type="float" office:value="309" table:style-name="ce1">
            <text:p>309</text:p>
          </table:table-cell>
          <table:table-cell table:number-columns-repeated="3" table:style-name="ce1"/>
          <table:table-cell office:value-type="float" office:value="30" table:style-name="ce39">
            <text:p>30</text:p>
          </table:table-cell>
          <table:table-cell office:value-type="float" office:value="0" table:formula="of:=[.C2]/100" table:style-name="ce1">
            <text:p>0</text:p>
          </table:table-cell>
          <table:table-cell office:value-type="float" office:value="0" table:formula="of:=[.D2]/100" table:style-name="ce1">
            <text:p>0</text:p>
          </table:table-cell>
          <table:table-cell office:value-type="float" office:value="5.38" table:formula="of:=[.E2]/100" table:style-name="ce1">
            <text:p>5.38</text:p>
          </table:table-cell>
          <table:table-cell office:value-type="float" office:value="-1.8413599999999999" table:formula="of:=[.F2]/100" table:style-name="ce1">
            <text:p>-1.84136</text:p>
          </table:table-cell>
          <table:table-cell office:value-type="float" office:value="1.048E-2" table:formula="of:=[.G2]/100" table:style-name="ce1">
            <text:p>0.01048</text:p>
          </table:table-cell>
          <table:table-cell office:value-type="float" office:value="8.4399990000000003" table:formula="of:=[.I2]/100" table:style-name="ce1">
            <text:p>8.439999</text:p>
          </table:table-cell>
          <table:table-cell office:value-type="float" office:value="3.09" table:formula="of:=[.J2]/100" table:style-name="ce1">
            <text:p>3.09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1" table:style-name="ce41">
            <text:p>31</text:p>
          </table:table-cell>
          <table:table-cell office:value-type="float" office:value="290.34089999999998" table:style-name="ce41">
            <text:p>290.3409</text:p>
          </table:table-cell>
          <table:table-cell office:value-type="float" office:value="-105.5776" table:style-name="ce41">
            <text:p>-105.5776</text:p>
          </table:table-cell>
          <table:table-cell office:value-type="float" office:value="377" table:style-name="ce41">
            <text:p>377</text:p>
          </table:table-cell>
          <table:table-cell office:value-type="float" office:value="-128.89500000000001" table:style-name="ce41">
            <text:p>-128.895</text:p>
          </table:table-cell>
          <table:table-cell office:value-type="float" office:value="0.98199999999999998" table:style-name="ce41">
            <text:p>0.982</text:p>
          </table:table-cell>
          <table:table-cell office:value-type="float" office:value="700" table:style-name="ce41">
            <text:p>700</text:p>
          </table:table-cell>
          <table:table-cell office:value-type="float" office:value="591" table:style-name="ce42">
            <text:p>591</text:p>
          </table:table-cell>
          <table:table-cell office:value-type="float" office:value="216" table:style-name="ce25">
            <text:p>216</text:p>
          </table:table-cell>
          <table:table-cell table:number-columns-repeated="3" table:style-name="ce1"/>
          <table:table-cell office:value-type="float" office:value="31" table:style-name="ce39">
            <text:p>31</text:p>
          </table:table-cell>
          <table:table-cell office:value-type="float" office:value="2.9034089999999999" table:formula="of:=[.C3]/100" table:style-name="ce1">
            <text:p>2.903409</text:p>
          </table:table-cell>
          <table:table-cell office:value-type="float" office:value="-1.055776" table:formula="of:=[.D3]/100" table:style-name="ce1">
            <text:p>-1.055776</text:p>
          </table:table-cell>
          <table:table-cell office:value-type="float" office:value="3.77" table:formula="of:=[.E3]/100" table:style-name="ce1">
            <text:p>3.77</text:p>
          </table:table-cell>
          <table:table-cell office:value-type="float" office:value="-1.28895" table:formula="of:=[.F3]/100" table:style-name="ce1">
            <text:p>-1.28895</text:p>
          </table:table-cell>
          <table:table-cell office:value-type="float" office:value="9.8200000000000006E-3" table:formula="of:=[.G3]/100" table:style-name="ce1">
            <text:p>0.00982</text:p>
          </table:table-cell>
          <table:table-cell office:value-type="float" office:value="5.91" table:formula="of:=[.I3]/100" table:style-name="ce1">
            <text:p>5.91</text:p>
          </table:table-cell>
          <table:table-cell office:value-type="float" office:value="2.16" table:formula="of:=[.J3]/100" table:style-name="ce1">
            <text:p>2.16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2" table:style-name="ce39">
            <text:p>32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431" table:style-name="ce39">
            <text:p>431</text:p>
          </table:table-cell>
          <table:table-cell office:value-type="float" office:value="-147.309" table:style-name="ce39">
            <text:p>-147.309</text:p>
          </table:table-cell>
          <table:table-cell office:value-type="float" office:value="0.98299999999999998" table:style-name="ce39">
            <text:p>0.983</text:p>
          </table:table-cell>
          <table:table-cell office:value-type="float" office:value="800" table:style-name="ce39">
            <text:p>800</text:p>
          </table:table-cell>
          <table:table-cell office:value-type="float" office:value="675" table:style-name="ce40">
            <text:p>675</text:p>
          </table:table-cell>
          <table:table-cell office:value-type="float" office:value="247" table:style-name="ce1">
            <text:p>247</text:p>
          </table:table-cell>
          <table:table-cell table:number-columns-repeated="3" table:style-name="ce1"/>
          <table:table-cell office:value-type="float" office:value="32" table:style-name="ce39">
            <text:p>32</text:p>
          </table:table-cell>
          <table:table-cell office:value-type="float" office:value="0" table:formula="of:=[.C4]/100" table:style-name="ce1">
            <text:p>0</text:p>
          </table:table-cell>
          <table:table-cell office:value-type="float" office:value="0" table:formula="of:=[.D4]/100" table:style-name="ce1">
            <text:p>0</text:p>
          </table:table-cell>
          <table:table-cell office:value-type="float" office:value="4.3099999999999996" table:formula="of:=[.E4]/100" table:style-name="ce1">
            <text:p>4.31</text:p>
          </table:table-cell>
          <table:table-cell office:value-type="float" office:value="-1.47309" table:formula="of:=[.F4]/100" table:style-name="ce1">
            <text:p>-1.47309</text:p>
          </table:table-cell>
          <table:table-cell office:value-type="float" office:value="9.8300000000000002E-3" table:formula="of:=[.G4]/100" table:style-name="ce1">
            <text:p>0.00983</text:p>
          </table:table-cell>
          <table:table-cell office:value-type="float" office:value="6.75" table:formula="of:=[.I4]/100" table:style-name="ce1">
            <text:p>6.75</text:p>
          </table:table-cell>
          <table:table-cell office:value-type="float" office:value="2.4700000000000002" table:formula="of:=[.J4]/100" table:style-name="ce1">
            <text:p>2.47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3" table:style-name="ce41">
            <text:p>33</text:p>
          </table:table-cell>
          <table:table-cell office:value-type="float" office:value="247" table:style-name="ce41">
            <text:p>247</text:p>
          </table:table-cell>
          <table:table-cell office:value-type="float" office:value="80.962100000000007" table:style-name="ce41">
            <text:p>80.9621</text:p>
          </table:table-cell>
          <table:table-cell office:value-type="float" office:value="431" table:style-name="ce41">
            <text:p>431</text:p>
          </table:table-cell>
          <table:table-cell office:value-type="float" office:value="-147.309" table:style-name="ce41">
            <text:p>-147.309</text:p>
          </table:table-cell>
          <table:table-cell office:value-type="float" office:value="0.997" table:style-name="ce41">
            <text:p>0.997</text:p>
          </table:table-cell>
          <table:table-cell office:value-type="float" office:value="800" table:style-name="ce41">
            <text:p>800</text:p>
          </table:table-cell>
          <table:table-cell office:value-type="float" office:value="675" table:style-name="ce42">
            <text:p>675</text:p>
          </table:table-cell>
          <table:table-cell office:value-type="float" office:value="247" table:style-name="ce25">
            <text:p>247</text:p>
          </table:table-cell>
          <table:table-cell table:number-columns-repeated="3" table:style-name="ce1"/>
          <table:table-cell office:value-type="float" office:value="33" table:style-name="ce39">
            <text:p>33</text:p>
          </table:table-cell>
          <table:table-cell office:value-type="float" office:value="2.4700000000000002" table:formula="of:=[.C5]/100" table:style-name="ce1">
            <text:p>2.47</text:p>
          </table:table-cell>
          <table:table-cell office:value-type="float" office:value="0.80962100000000004" table:formula="of:=[.D5]/100" table:style-name="ce1">
            <text:p>0.809621</text:p>
          </table:table-cell>
          <table:table-cell office:value-type="float" office:value="4.3099999999999996" table:formula="of:=[.E5]/100" table:style-name="ce1">
            <text:p>4.31</text:p>
          </table:table-cell>
          <table:table-cell office:value-type="float" office:value="-1.47309" table:formula="of:=[.F5]/100" table:style-name="ce1">
            <text:p>-1.47309</text:p>
          </table:table-cell>
          <table:table-cell office:value-type="float" office:value="9.9699999999999997E-3" table:formula="of:=[.G5]/100" table:style-name="ce1">
            <text:p>0.00997</text:p>
          </table:table-cell>
          <table:table-cell office:value-type="float" office:value="6.75" table:formula="of:=[.I5]/100" table:style-name="ce1">
            <text:p>6.75</text:p>
          </table:table-cell>
          <table:table-cell office:value-type="float" office:value="2.4700000000000002" table:formula="of:=[.J5]/100" table:style-name="ce1">
            <text:p>2.47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4" table:style-name="ce39">
            <text:p>34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431" table:style-name="ce39">
            <text:p>431</text:p>
          </table:table-cell>
          <table:table-cell office:value-type="float" office:value="-147" table:style-name="ce39">
            <text:p>-147</text:p>
          </table:table-cell>
          <table:table-cell office:value-type="float" office:value="1.012" table:style-name="ce39">
            <text:p>1.012</text:p>
          </table:table-cell>
          <table:table-cell office:value-type="float" office:value="800" table:style-name="ce39">
            <text:p>800</text:p>
          </table:table-cell>
          <table:table-cell office:value-type="float" office:value="675" table:style-name="ce40">
            <text:p>675</text:p>
          </table:table-cell>
          <table:table-cell office:value-type="float" office:value="247" table:style-name="ce1">
            <text:p>247</text:p>
          </table:table-cell>
          <table:table-cell table:number-columns-repeated="3" table:style-name="ce1"/>
          <table:table-cell office:value-type="float" office:value="34" table:style-name="ce39">
            <text:p>34</text:p>
          </table:table-cell>
          <table:table-cell office:value-type="float" office:value="0" table:formula="of:=[.C6]/100" table:style-name="ce1">
            <text:p>0</text:p>
          </table:table-cell>
          <table:table-cell office:value-type="float" office:value="0" table:formula="of:=[.D6]/100" table:style-name="ce1">
            <text:p>0</text:p>
          </table:table-cell>
          <table:table-cell office:value-type="float" office:value="4.3099999999999996" table:formula="of:=[.E6]/100" table:style-name="ce1">
            <text:p>4.31</text:p>
          </table:table-cell>
          <table:table-cell office:value-type="float" office:value="-1.47" table:formula="of:=[.F6]/100" table:style-name="ce1">
            <text:p>-1.47</text:p>
          </table:table-cell>
          <table:table-cell office:value-type="float" office:value="1.0120000000000001E-2" table:formula="of:=[.G6]/100" table:style-name="ce1">
            <text:p>0.01012</text:p>
          </table:table-cell>
          <table:table-cell office:value-type="float" office:value="6.75" table:formula="of:=[.I6]/100" table:style-name="ce1">
            <text:p>6.75</text:p>
          </table:table-cell>
          <table:table-cell office:value-type="float" office:value="2.4700000000000002" table:formula="of:=[.J6]/100" table:style-name="ce1">
            <text:p>2.47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5" table:style-name="ce39">
            <text:p>35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431" table:style-name="ce39">
            <text:p>431</text:p>
          </table:table-cell>
          <table:table-cell office:value-type="float" office:value="-147.309" table:style-name="ce39">
            <text:p>-147.309</text:p>
          </table:table-cell>
          <table:table-cell office:value-type="float" office:value="1.0489999999999999" table:style-name="ce39">
            <text:p>1.049</text:p>
          </table:table-cell>
          <table:table-cell office:value-type="float" office:value="800" table:style-name="ce39">
            <text:p>800</text:p>
          </table:table-cell>
          <table:table-cell office:value-type="float" office:value="800" table:style-name="ce40">
            <text:p>800</text:p>
          </table:table-cell>
          <table:table-cell office:value-type="float" office:value="247" table:style-name="ce1">
            <text:p>247</text:p>
          </table:table-cell>
          <table:table-cell table:number-columns-repeated="3" table:style-name="ce1"/>
          <table:table-cell office:value-type="float" office:value="35" table:style-name="ce39">
            <text:p>35</text:p>
          </table:table-cell>
          <table:table-cell office:value-type="float" office:value="0" table:formula="of:=[.C7]/100" table:style-name="ce1">
            <text:p>0</text:p>
          </table:table-cell>
          <table:table-cell office:value-type="float" office:value="0" table:formula="of:=[.D7]/100" table:style-name="ce1">
            <text:p>0</text:p>
          </table:table-cell>
          <table:table-cell office:value-type="float" office:value="4.3099999999999996" table:formula="of:=[.E7]/100" table:style-name="ce1">
            <text:p>4.31</text:p>
          </table:table-cell>
          <table:table-cell office:value-type="float" office:value="-1.47309" table:formula="of:=[.F7]/100" table:style-name="ce1">
            <text:p>-1.47309</text:p>
          </table:table-cell>
          <table:table-cell office:value-type="float" office:value="1.0489999999999999E-2" table:formula="of:=[.G7]/100" table:style-name="ce1">
            <text:p>0.01049</text:p>
          </table:table-cell>
          <table:table-cell office:value-type="float" office:value="8" table:formula="of:=[.I7]/100" table:style-name="ce1">
            <text:p>8</text:p>
          </table:table-cell>
          <table:table-cell office:value-type="float" office:value="2.4700000000000002" table:formula="of:=[.J7]/100" table:style-name="ce1">
            <text:p>2.47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6" table:style-name="ce39">
            <text:p>36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377" table:style-name="ce39">
            <text:p>377</text:p>
          </table:table-cell>
          <table:table-cell office:value-type="float" office:value="-128.89500000000001" table:style-name="ce39">
            <text:p>-128.895</text:p>
          </table:table-cell>
          <table:table-cell office:value-type="float" office:value="1.0640000000000001" table:style-name="ce39">
            <text:p>1.064</text:p>
          </table:table-cell>
          <table:table-cell office:value-type="float" office:value="700" table:style-name="ce39">
            <text:p>700</text:p>
          </table:table-cell>
          <table:table-cell office:value-type="float" office:value="675" table:style-name="ce40">
            <text:p>675</text:p>
          </table:table-cell>
          <table:table-cell office:value-type="float" office:value="216" table:style-name="ce1">
            <text:p>216</text:p>
          </table:table-cell>
          <table:table-cell table:number-columns-repeated="3" table:style-name="ce1"/>
          <table:table-cell office:value-type="float" office:value="36" table:style-name="ce39">
            <text:p>36</text:p>
          </table:table-cell>
          <table:table-cell office:value-type="float" office:value="0" table:formula="of:=[.C8]/100" table:style-name="ce1">
            <text:p>0</text:p>
          </table:table-cell>
          <table:table-cell office:value-type="float" office:value="0" table:formula="of:=[.D8]/100" table:style-name="ce1">
            <text:p>0</text:p>
          </table:table-cell>
          <table:table-cell office:value-type="float" office:value="3.77" table:formula="of:=[.E8]/100" table:style-name="ce1">
            <text:p>3.77</text:p>
          </table:table-cell>
          <table:table-cell office:value-type="float" office:value="-1.28895" table:formula="of:=[.F8]/100" table:style-name="ce1">
            <text:p>-1.28895</text:p>
          </table:table-cell>
          <table:table-cell office:value-type="float" office:value="1.064E-2" table:formula="of:=[.G8]/100" table:style-name="ce1">
            <text:p>0.01064</text:p>
          </table:table-cell>
          <table:table-cell office:value-type="float" office:value="6.75" table:formula="of:=[.I8]/100" table:style-name="ce1">
            <text:p>6.75</text:p>
          </table:table-cell>
          <table:table-cell office:value-type="float" office:value="2.16" table:formula="of:=[.J8]/100" table:style-name="ce1">
            <text:p>2.16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7" table:style-name="ce39">
            <text:p>37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377" table:style-name="ce39">
            <text:p>377</text:p>
          </table:table-cell>
          <table:table-cell office:value-type="float" office:value="-128.89500000000001" table:style-name="ce39">
            <text:p>-128.895</text:p>
          </table:table-cell>
          <table:table-cell office:value-type="float" office:value="1.028" table:style-name="ce39">
            <text:p>1.028</text:p>
          </table:table-cell>
          <table:table-cell office:value-type="float" office:value="700" table:style-name="ce39">
            <text:p>700</text:p>
          </table:table-cell>
          <table:table-cell office:value-type="float" office:value="591" table:style-name="ce40">
            <text:p>591</text:p>
          </table:table-cell>
          <table:table-cell office:value-type="float" office:value="216" table:style-name="ce1">
            <text:p>216</text:p>
          </table:table-cell>
          <table:table-cell table:number-columns-repeated="3" table:style-name="ce1"/>
          <table:table-cell office:value-type="float" office:value="37" table:style-name="ce39">
            <text:p>37</text:p>
          </table:table-cell>
          <table:table-cell office:value-type="float" office:value="0" table:formula="of:=[.C9]/100" table:style-name="ce1">
            <text:p>0</text:p>
          </table:table-cell>
          <table:table-cell office:value-type="float" office:value="0" table:formula="of:=[.D9]/100" table:style-name="ce1">
            <text:p>0</text:p>
          </table:table-cell>
          <table:table-cell office:value-type="float" office:value="3.77" table:formula="of:=[.E9]/100" table:style-name="ce1">
            <text:p>3.77</text:p>
          </table:table-cell>
          <table:table-cell office:value-type="float" office:value="-1.28895" table:formula="of:=[.F9]/100" table:style-name="ce1">
            <text:p>-1.28895</text:p>
          </table:table-cell>
          <table:table-cell office:value-type="float" office:value="1.0280000000000001E-2" table:formula="of:=[.G9]/100" table:style-name="ce1">
            <text:p>0.01028</text:p>
          </table:table-cell>
          <table:table-cell office:value-type="float" office:value="5.91" table:formula="of:=[.I9]/100" table:style-name="ce1">
            <text:p>5.91</text:p>
          </table:table-cell>
          <table:table-cell office:value-type="float" office:value="2.16" table:formula="of:=[.J9]/100" table:style-name="ce1">
            <text:p>2.16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8" table:style-name="ce39">
            <text:p>38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538" table:style-name="ce39">
            <text:p>538</text:p>
          </table:table-cell>
          <table:table-cell office:value-type="float" office:value="-184.136" table:style-name="ce39">
            <text:p>-184.136</text:p>
          </table:table-cell>
          <table:table-cell office:value-type="float" office:value="1.0269999999999999" table:style-name="ce39">
            <text:p>1.027</text:p>
          </table:table-cell>
          <table:table-cell office:value-type="float" office:value="1000" table:style-name="ce39">
            <text:p>1000</text:p>
          </table:table-cell>
          <table:table-cell office:value-type="float" office:value="591" table:style-name="ce40">
            <text:p>591</text:p>
          </table:table-cell>
          <table:table-cell office:value-type="float" office:value="309" table:style-name="ce1">
            <text:p>309</text:p>
          </table:table-cell>
          <table:table-cell table:number-columns-repeated="3" table:style-name="ce1"/>
          <table:table-cell office:value-type="float" office:value="38" table:style-name="ce39">
            <text:p>38</text:p>
          </table:table-cell>
          <table:table-cell office:value-type="float" office:value="0" table:formula="of:=[.C10]/100" table:style-name="ce1">
            <text:p>0</text:p>
          </table:table-cell>
          <table:table-cell office:value-type="float" office:value="0" table:formula="of:=[.D10]/100" table:style-name="ce1">
            <text:p>0</text:p>
          </table:table-cell>
          <table:table-cell office:value-type="float" office:value="5.38" table:formula="of:=[.E10]/100" table:style-name="ce1">
            <text:p>5.38</text:p>
          </table:table-cell>
          <table:table-cell office:value-type="float" office:value="-1.8413599999999999" table:formula="of:=[.F10]/100" table:style-name="ce1">
            <text:p>-1.84136</text:p>
          </table:table-cell>
          <table:table-cell office:value-type="float" office:value="1.027E-2" table:formula="of:=[.G10]/100" table:style-name="ce1">
            <text:p>0.01027</text:p>
          </table:table-cell>
          <table:table-cell office:value-type="float" office:value="5.91" table:formula="of:=[.I10]/100" table:style-name="ce1">
            <text:p>5.91</text:p>
          </table:table-cell>
          <table:table-cell office:value-type="float" office:value="3.09" table:formula="of:=[.J10]/100" table:style-name="ce1">
            <text:p>3.09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39" table:style-name="ce41">
            <text:p>39</text:p>
          </table:table-cell>
          <table:table-cell office:value-type="float" office:value="500" table:style-name="ce41">
            <text:p>500</text:p>
          </table:table-cell>
          <table:table-cell office:value-type="float" office:value="-56.6158" table:style-name="ce41">
            <text:p>-56.6158</text:p>
          </table:table-cell>
          <table:table-cell office:value-type="float" office:value="5382" table:style-name="ce41">
            <text:p>5382</text:p>
          </table:table-cell>
          <table:table-cell office:value-type="float" office:value="-1841.36" table:style-name="ce41">
            <text:p>-1841.36</text:p>
          </table:table-cell>
          <table:table-cell office:value-type="float" office:value="1.03" table:style-name="ce41">
            <text:p>1.03</text:p>
          </table:table-cell>
          <table:table-cell office:value-type="float" office:value="10000" table:style-name="ce41">
            <text:p>10000</text:p>
          </table:table-cell>
          <table:table-cell office:value-type="float" office:value="700" table:style-name="ce42">
            <text:p>700</text:p>
          </table:table-cell>
          <table:table-cell office:value-type="float" office:value="308.8" table:style-name="ce25">
            <text:p>308.8</text:p>
          </table:table-cell>
          <table:table-cell table:number-columns-repeated="3" table:style-name="ce1"/>
          <table:table-cell office:value-type="float" office:value="39" table:style-name="ce39">
            <text:p>39</text:p>
          </table:table-cell>
          <table:table-cell office:value-type="float" office:value="5" table:formula="of:=[.C11]/100" table:style-name="ce1">
            <text:p>5</text:p>
          </table:table-cell>
          <table:table-cell office:value-type="float" office:value="-0.56615800000000005" table:formula="of:=[.D11]/100" table:style-name="ce1">
            <text:p>-0.566158</text:p>
          </table:table-cell>
          <table:table-cell office:value-type="float" office:value="53.82" table:formula="of:=[.E11]/100" table:style-name="ce1">
            <text:p>53.82</text:p>
          </table:table-cell>
          <table:table-cell office:value-type="float" office:value="-18.413599999999999" table:formula="of:=[.F11]/100" table:style-name="ce1">
            <text:p>-18.4136</text:p>
          </table:table-cell>
          <table:table-cell office:value-type="float" office:value="1.03E-2" table:formula="of:=[.G11]/100" table:style-name="ce1">
            <text:p>0.0103</text:p>
          </table:table-cell>
          <table:table-cell office:value-type="float" office:value="7" table:formula="of:=[.I11]/100" table:style-name="ce1">
            <text:p>7</text:p>
          </table:table-cell>
          <table:table-cell office:value-type="float" office:value="3.0880000000000001" table:formula="of:=[.J11]/100" table:style-name="ce1">
            <text:p>3.088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40" table:style-name="ce39">
            <text:p>40</text:p>
          </table:table-cell>
          <table:table-cell office:value-type="float" office:value="770.49570000000006" table:style-name="ce39">
            <text:p>770.4957</text:p>
          </table:table-cell>
          <table:table-cell office:value-type="float" office:value="162.54740000000001" table:style-name="ce39">
            <text:p>162.5474</text:p>
          </table:table-cell>
          <table:table-cell office:value-type="float" office:value="304.51940000000002" table:style-name="ce39">
            <text:p>304.5194</text:p>
          </table:table-cell>
          <table:table-cell office:value-type="float" office:value="-304.51940000000002" table:style-name="ce39">
            <text:p>-304.5194</text:p>
          </table:table-cell>
          <table:table-cell office:value-type="float" office:value="1.012" table:style-name="ce39">
            <text:p>1.012</text:p>
          </table:table-cell>
          <table:table-cell office:value-type="float" office:value="800" table:style-name="ce39">
            <text:p>800</text:p>
          </table:table-cell>
          <table:table-cell office:value-type="float" office:value="843.99990000000003" table:style-name="ce40">
            <text:p>843.9999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40" table:style-name="ce39">
            <text:p>40</text:p>
          </table:table-cell>
          <table:table-cell office:value-type="float" office:value="7.7049570000000003" table:formula="of:=[.C12]/100" table:style-name="ce1">
            <text:p>7.704957</text:p>
          </table:table-cell>
          <table:table-cell office:value-type="float" office:value="1.6254740000000001" table:formula="of:=[.D12]/100" table:style-name="ce1">
            <text:p>1.625474</text:p>
          </table:table-cell>
          <table:table-cell office:value-type="float" office:value="3.0451940000000004" table:formula="of:=[.E12]/100" table:style-name="ce1">
            <text:p>3.045194</text:p>
          </table:table-cell>
          <table:table-cell office:value-type="float" office:value="-3.0451940000000004" table:formula="of:=[.F12]/100" table:style-name="ce1">
            <text:p>-3.045194</text:p>
          </table:table-cell>
          <table:table-cell office:value-type="float" office:value="1.0120000000000001E-2" table:formula="of:=[.G12]/100" table:style-name="ce1">
            <text:p>0.01012</text:p>
          </table:table-cell>
          <table:table-cell office:value-type="float" office:value="8.4399990000000003" table:formula="of:=[.I12]/100" table:style-name="ce1">
            <text:p>8.439999</text:p>
          </table:table-cell>
          <table:table-cell office:value-type="float" office:value="0" table:formula="of:=[.J12]/100" table:style-name="ce1">
            <text:p>0</text:p>
          </table:table-cell>
          <table:table-cell table:number-columns-repeated="16363"/>
        </table:table-row>
        <table:table-row table:style-name="ro2">
          <table:table-cell table:style-name="ce38"/>
          <table:table-cell office:value-type="float" office:value="41" table:style-name="ce39">
            <text:p>41</text:p>
          </table:table-cell>
          <table:table-cell office:value-type="float" office:value="674.18370000000004" table:style-name="ce39">
            <text:p>674.1837</text:p>
          </table:table-cell>
          <table:table-cell office:value-type="float" office:value="7.3742000000000001" table:style-name="ce39">
            <text:p>7.3742</text:p>
          </table:table-cell>
          <table:table-cell office:value-type="float" office:value="266.4545" table:style-name="ce39">
            <text:p>266.4545</text:p>
          </table:table-cell>
          <table:table-cell office:value-type="float" office:value="-266.4545" table:style-name="ce39">
            <text:p>-266.4545</text:p>
          </table:table-cell>
          <table:table-cell office:value-type="float" office:value="1.028" table:style-name="ce39">
            <text:p>1.028</text:p>
          </table:table-cell>
          <table:table-cell office:value-type="float" office:value="700" table:style-name="ce39">
            <text:p>700</text:p>
          </table:table-cell>
          <table:table-cell office:value-type="float" office:value="1000" table:style-name="ce40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41" table:style-name="ce39">
            <text:p>41</text:p>
          </table:table-cell>
          <table:table-cell office:value-type="float" office:value="6.7418370000000003" table:formula="of:=[.C13]/100" table:style-name="ce1">
            <text:p>6.741837</text:p>
          </table:table-cell>
          <table:table-cell office:value-type="float" office:value="7.3742000000000002E-2" table:formula="of:=[.D13]/100" table:style-name="ce1">
            <text:p>0.073742</text:p>
          </table:table-cell>
          <table:table-cell office:value-type="float" office:value="2.6645449999999999" table:formula="of:=[.E13]/100" table:style-name="ce1">
            <text:p>2.664545</text:p>
          </table:table-cell>
          <table:table-cell office:value-type="float" office:value="-2.6645449999999999" table:formula="of:=[.F13]/100" table:style-name="ce1">
            <text:p>-2.664545</text:p>
          </table:table-cell>
          <table:table-cell office:value-type="float" office:value="1.0280000000000001E-2" table:formula="of:=[.G13]/100" table:style-name="ce1">
            <text:p>0.01028</text:p>
          </table:table-cell>
          <table:table-cell office:value-type="float" office:value="10" table:formula="of:=[.I13]/100" table:style-name="ce1">
            <text:p>10</text:p>
          </table:table-cell>
          <table:table-cell office:value-type="float" office:value="0" table:formula="of:=[.J13]/100" table:style-name="ce1">
            <text:p>0</text:p>
          </table:table-cell>
          <table:table-cell table:number-columns-repeated="16363"/>
        </table:table-row>
        <table:table-row table:style-name="ro2">
          <table:table-cell table:style-name="ce43"/>
          <table:table-cell office:value-type="float" office:value="42" table:style-name="ce44">
            <text:p>42</text:p>
          </table:table-cell>
          <table:table-cell office:value-type="float" office:value="963.11959999999999" table:style-name="ce44">
            <text:p>963.1196</text:p>
          </table:table-cell>
          <table:table-cell office:value-type="float" office:value="54.973700000000001" table:style-name="ce44">
            <text:p>54.9737</text:p>
          </table:table-cell>
          <table:table-cell office:value-type="float" office:value="380.64920000000001" table:style-name="ce44">
            <text:p>380.6492</text:p>
          </table:table-cell>
          <table:table-cell office:value-type="float" office:value="-380.64920000000001" table:style-name="ce44">
            <text:p>-380.6492</text:p>
          </table:table-cell>
          <table:table-cell office:value-type="float" office:value="1.0269999999999999" table:style-name="ce44">
            <text:p>1.027</text:p>
          </table:table-cell>
          <table:table-cell office:value-type="float" office:value="1000" table:style-name="ce44">
            <text:p>1000</text:p>
          </table:table-cell>
          <table:table-cell office:value-type="float" office:value="844.2" table:style-name="ce45">
            <text:p>844.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42" table:style-name="ce44">
            <text:p>42</text:p>
          </table:table-cell>
          <table:table-cell office:value-type="float" office:value="9.6311959999999992" table:formula="of:=[.C14]/100" table:style-name="ce1">
            <text:p>9.631196</text:p>
          </table:table-cell>
          <table:table-cell office:value-type="float" office:value="0.54973700000000003" table:formula="of:=[.D14]/100" table:style-name="ce1">
            <text:p>0.549737</text:p>
          </table:table-cell>
          <table:table-cell office:value-type="float" office:value="3.806492" table:formula="of:=[.E14]/100" table:style-name="ce1">
            <text:p>3.806492</text:p>
          </table:table-cell>
          <table:table-cell office:value-type="float" office:value="-3.806492" table:formula="of:=[.F14]/100" table:style-name="ce1">
            <text:p>-3.806492</text:p>
          </table:table-cell>
          <table:table-cell office:value-type="float" office:value="1.027E-2" table:formula="of:=[.G14]/100" table:style-name="ce1">
            <text:p>0.01027</text:p>
          </table:table-cell>
          <table:table-cell office:value-type="float" office:value="8.4420000000000002" table:formula="of:=[.I14]/100" table:style-name="ce1">
            <text:p>8.442</text:p>
          </table:table-cell>
          <table:table-cell office:value-type="float" office:value="0" table:formula="of:=[.J14]/100" table:style-name="ce1">
            <text:p>0</text:p>
          </table:table-cell>
          <table:table-cell table:number-columns-repeated="16363"/>
        </table:table-row>
        <table:table-row table:style-name="ro2">
          <table:table-cell table:number-columns-repeated="19" table:style-name="ce1"/>
          <table:table-cell office:value-type="float" office:value="95.051997999999998" table:formula="of:=SUM([.T2:.T14])" table:style-name="ce1">
            <text:p>95.051998</text:p>
          </table:table-cell>
          <table:table-cell table:number-columns-repeated="1636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-184.136" table:style-name="ce1">
            <text:p>-184.136</text:p>
          </table:table-cell>
          <table:table-cell office:value-type="float" office:value="1.048" table:style-name="ce1">
            <text:p>1.048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843.99990000000003" table:style-name="ce1">
            <text:p>843.9999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6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5" table:style-name="ce1"/>
        </table:table-row>
        <table:table-row table:style-name="ro2">
          <table:table-cell/>
          <table:table-cell office:value-type="float" office:value="31" table:style-name="ce1">
            <text:p>31</text:p>
          </table:table-cell>
          <table:table-cell office:value-type="float" office:value="290.34089999999998" table:style-name="ce1">
            <text:p>290.3409</text:p>
          </table:table-cell>
          <table:table-cell office:value-type="float" office:value="-105.5776" table:style-name="ce1">
            <text:p>-105.5776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591" table:style-name="ce1">
            <text:p>59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5" table:style-name="ce1"/>
          <table:table-cell office:value-type="string" table:style-name="ce1">
            <text:p>%Thermal conventional Synchronous Generator (same data as in the original IEEE 39 Buses system)<text:s/></text:p>
          </table:table-cell>
          <table:table-cell table:number-columns-repeated="16356" table:style-name="ce1"/>
        </table:table-row>
        <table:table-row table:style-name="ro2">
          <table:table-cell/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3" table:style-name="ce1">
            <text:p>33</text:p>
          </table:table-cell>
          <table:table-cell office:value-type="float" office:value="247" table:style-name="ce1">
            <text:p>247</text:p>
          </table:table-cell>
          <table:table-cell office:value-type="float" office:value="80.962100000000007" table:style-name="ce1">
            <text:p>80.9621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0.997" table:style-name="ce1">
            <text:p>0.997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8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3" table:style-name="ce1"/>
        </table:table-row>
        <table:table-row table:style-name="ro2">
          <table:table-cell/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" table:style-name="ce1">
            <text:p>-147</text:p>
          </table:table-cell>
          <table:table-cell office:value-type="float" office:value="1.012" table:style-name="ce1">
            <text:p>1.012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10" table:style-name="ce1"/>
          <table:table-cell office:value-type="string" table:style-name="ce1">
            <text:p>%Synchronous Condenser (Original sync. unit replaced/upgraded to a sync. condenser with same nominal power)</text:p>
          </table:table-cell>
          <table:table-cell table:number-columns-repeated="16351"/>
        </table:table-row>
        <table:table-row table:style-name="ro2">
          <table:table-cell/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1" table:style-name="ce1">
            <text:p>431</text:p>
          </table:table-cell>
          <table:table-cell office:value-type="float" office:value="-147.309" table:style-name="ce1">
            <text:p>-147.309</text:p>
          </table:table-cell>
          <table:table-cell office:value-type="float" office:value="1.0489999999999999" table:style-name="ce1">
            <text:p>1.049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Thermal conventional Synchronous Generator (same data as in the original IEEE 39 Buses system)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-128.89500000000001" table:style-name="ce1">
            <text:p>-128.895</text:p>
          </table:table-cell>
          <table:table-cell office:value-type="float" office:value="1.028" table:style-name="ce1">
            <text:p>1.028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591" table:style-name="ce1">
            <text:p>59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9" table:style-name="ce1"/>
          <table:table-cell office:value-type="string" table:style-name="ce1">
            <text:p>%Synchronous Condenser (Original sync. unit replaced/upgraded to a sync. condenser with same nominal power)<text:s/></text:p>
          </table:table-cell>
          <table:table-cell table:number-columns-repeated="16352" table:style-name="ce1"/>
        </table:table-row>
        <table:table-row table:style-name="ro2">
          <table:table-cell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" table:style-name="ce1">
            <text:p>538</text:p>
          </table:table-cell>
          <table:table-cell office:value-type="float" office:value="-184.136" table:style-name="ce1">
            <text:p>-184.136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591" table:style-name="ce1">
            <text:p>591</text:p>
          </table:table-cell>
          <table:table-cell office:value-type="float" office:value="309" table:style-name="ce1">
            <text:p>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8" table:style-name="ce1"/>
          <table:table-cell office:value-type="string" table:style-name="ce1">
            <text:p>%Synchronous Condenser (Original sync. unit replaced/upgraded to a sync. condenser with same nominal power)<text:s/></text:p>
          </table:table-cell>
          <table:table-cell table:number-columns-repeated="16353" table:style-name="ce1"/>
        </table:table-row>
        <table:table-row table:style-name="ro2">
          <table:table-cell/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office:value-type="float" office:value="-56.6158" table:style-name="ce1">
            <text:p>-56.6158</text:p>
          </table:table-cell>
          <table:table-cell office:value-type="float" office:value="5382" table:style-name="ce1">
            <text:p>5382</text:p>
          </table:table-cell>
          <table:table-cell office:value-type="float" office:value="-1841.36" table:style-name="ce1">
            <text:p>-1841.36</text:p>
          </table:table-cell>
          <table:table-cell office:value-type="float" office:value="1.03" table:style-name="ce1">
            <text:p>1.03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float" office:value="700" table:style-name="ce1">
            <text:p>700</text:p>
          </table:table-cell>
          <table:table-cell office:value-type="float" office:value="3088" table:style-name="ce1">
            <text:p>3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4" table:style-name="ce1"/>
          <table:table-cell office:value-type="string" table:style-name="ce1">
            <text:p>%Thermal conventional Synchronous Generator (same data as in the original IEEE 39 Buses system)<text:s/></text:p>
          </table:table-cell>
          <table:table-cell table:number-columns-repeated="16357" table:style-name="ce1"/>
        </table:table-row>
        <table:table-row table:style-name="ro2">
          <table:table-cell/>
          <table:table-cell office:value-type="float" office:value="40" table:style-name="ce1">
            <text:p>40</text:p>
          </table:table-cell>
          <table:table-cell office:value-type="float" office:value="770.49570000000006" table:style-name="ce1">
            <text:p>770.4957</text:p>
          </table:table-cell>
          <table:table-cell office:value-type="float" office:value="162.54740000000001" table:style-name="ce1">
            <text:p>162.5474</text:p>
          </table:table-cell>
          <table:table-cell office:value-type="float" office:value="304.51940000000002" table:style-name="ce1">
            <text:p>304.5194</text:p>
          </table:table-cell>
          <table:table-cell office:value-type="float" office:value="-304.51940000000002" table:style-name="ce1">
            <text:p>-304.5194</text:p>
          </table:table-cell>
          <table:table-cell office:value-type="float" office:value="1.012" table:style-name="ce1">
            <text:p>1.012</text:p>
          </table:table-cell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843.99990000000003" table:style-name="ce1">
            <text:p>843.9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style-name="ce1"/>
          <table:table-cell office:value-type="string" table:style-name="ce1">
            <text:p>%Wind farm of 800 MW (One new Wind power plant added with the same nominal power of the sync. machine presented in the orginal IEEE 39 Buses system network)</text:p>
          </table:table-cell>
          <table:table-cell table:number-columns-repeated="16360" table:style-name="ce1"/>
        </table:table-row>
        <table:table-row table:style-name="ro2">
          <table:table-cell/>
          <table:table-cell office:value-type="float" office:value="41" table:style-name="ce1">
            <text:p>41</text:p>
          </table:table-cell>
          <table:table-cell office:value-type="float" office:value="674.18370000000004" table:style-name="ce1">
            <text:p>674.1837</text:p>
          </table:table-cell>
          <table:table-cell office:value-type="float" office:value="7.3742000000000001" table:style-name="ce1">
            <text:p>7.3742</text:p>
          </table:table-cell>
          <table:table-cell office:value-type="float" office:value="266.4545" table:style-name="ce1">
            <text:p>266.4545</text:p>
          </table:table-cell>
          <table:table-cell office:value-type="float" office:value="-266.4545" table:style-name="ce1">
            <text:p>-266.4545</text:p>
          </table:table-cell>
          <table:table-cell office:value-type="float" office:value="1.028" table:style-name="ce1">
            <text:p>1.028</text:p>
          </table:table-cell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3" table:style-name="ce1"/>
          <table:table-cell office:value-type="string" table:style-name="ce1">
            <text:p>%Wind farm of 700 MW (One new Wind power plant added with the same nominal power of the sync. machine presented in the orginal IEEE 39 Buses system network)</text:p>
          </table:table-cell>
          <table:table-cell table:number-columns-repeated="16358" table:style-name="ce1"/>
        </table:table-row>
        <table:table-row table:style-name="ro2">
          <table:table-cell/>
          <table:table-cell office:value-type="float" office:value="42" table:style-name="ce1">
            <text:p>42</text:p>
          </table:table-cell>
          <table:table-cell office:value-type="float" office:value="963.11959999999999" table:style-name="ce1">
            <text:p>963.1196</text:p>
          </table:table-cell>
          <table:table-cell office:value-type="float" office:value="54.973700000000001" table:style-name="ce1">
            <text:p>54.9737</text:p>
          </table:table-cell>
          <table:table-cell office:value-type="float" office:value="380.64920000000001" table:style-name="ce1">
            <text:p>380.6492</text:p>
          </table:table-cell>
          <table:table-cell office:value-type="float" office:value="-380.64920000000001" table:style-name="ce1">
            <text:p>-380.6492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8442" table:style-name="ce1">
            <text:p>8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;</text:p>
          </table:table-cell>
          <table:table-cell table:number-columns-repeated="2" table:style-name="ce1"/>
          <table:table-cell office:value-type="string" table:style-name="ce1">
            <text:p>%Wind farm of 1000 MW (One new Wind power plant added with the same nominal power of the sync. machine presented in the orginal IEEE 39 Buses system network)</text:p>
          </table:table-cell>
          <table:table-cell table:number-columns-repeated="16359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float" office:value="30" table:style-name="ce46">
            <text:p>3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5.38" table:style-name="ce46">
            <text:p>5.38</text:p>
          </table:table-cell>
          <table:table-cell office:value-type="float" office:value="-1.8413599999999999" table:style-name="ce46">
            <text:p>-1.84136</text:p>
          </table:table-cell>
          <table:table-cell office:value-type="float" office:value="1.048" table:style-name="ce46">
            <text:p>1.048</text:p>
          </table:table-cell>
          <table:table-cell office:value-type="float" office:value="8.4399990000000003" table:style-name="ce46">
            <text:p>8.439999</text:p>
          </table:table-cell>
          <table:table-cell office:value-type="float" office:value="3.09" table:style-name="ce46">
            <text:p>3.09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1" table:style-name="ce46">
            <text:p>31</text:p>
          </table:table-cell>
          <table:table-cell office:value-type="float" office:value="2.9034089999999999" table:style-name="ce46">
            <text:p>2.903409</text:p>
          </table:table-cell>
          <table:table-cell office:value-type="float" office:value="-1.055776" table:style-name="ce46">
            <text:p>-1.055776</text:p>
          </table:table-cell>
          <table:table-cell office:value-type="float" office:value="3.77" table:style-name="ce46">
            <text:p>3.77</text:p>
          </table:table-cell>
          <table:table-cell office:value-type="float" office:value="-1.28895" table:style-name="ce46">
            <text:p>-1.28895</text:p>
          </table:table-cell>
          <table:table-cell office:value-type="float" office:value="0.98199999999999998" table:style-name="ce46">
            <text:p>0.982</text:p>
          </table:table-cell>
          <table:table-cell office:value-type="float" office:value="5.91" table:style-name="ce46">
            <text:p>5.91</text:p>
          </table:table-cell>
          <table:table-cell office:value-type="float" office:value="2.16" table:style-name="ce46">
            <text:p>2.16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2" table:style-name="ce46">
            <text:p>3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.3099999999999996" table:style-name="ce46">
            <text:p>4.31</text:p>
          </table:table-cell>
          <table:table-cell office:value-type="float" office:value="-1.47309" table:style-name="ce46">
            <text:p>-1.47309</text:p>
          </table:table-cell>
          <table:table-cell office:value-type="float" office:value="0.98299999999999998" table:style-name="ce46">
            <text:p>0.983</text:p>
          </table:table-cell>
          <table:table-cell office:value-type="float" office:value="6.75" table:style-name="ce46">
            <text:p>6.75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3" table:style-name="ce46">
            <text:p>33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0.80962100000000004" table:style-name="ce46">
            <text:p>0.809621</text:p>
          </table:table-cell>
          <table:table-cell office:value-type="float" office:value="4.3099999999999996" table:style-name="ce46">
            <text:p>4.31</text:p>
          </table:table-cell>
          <table:table-cell office:value-type="float" office:value="-1.47309" table:style-name="ce46">
            <text:p>-1.47309</text:p>
          </table:table-cell>
          <table:table-cell office:value-type="float" office:value="0.997" table:style-name="ce46">
            <text:p>0.997</text:p>
          </table:table-cell>
          <table:table-cell office:value-type="float" office:value="6.75" table:style-name="ce46">
            <text:p>6.75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4" table:style-name="ce46">
            <text:p>34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.3099999999999996" table:style-name="ce46">
            <text:p>4.31</text:p>
          </table:table-cell>
          <table:table-cell office:value-type="float" office:value="-1.47" table:style-name="ce46">
            <text:p>-1.47</text:p>
          </table:table-cell>
          <table:table-cell office:value-type="float" office:value="1.012" table:style-name="ce46">
            <text:p>1.012</text:p>
          </table:table-cell>
          <table:table-cell office:value-type="float" office:value="6.75" table:style-name="ce46">
            <text:p>6.75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5" table:style-name="ce46">
            <text:p>3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4.3099999999999996" table:style-name="ce46">
            <text:p>4.31</text:p>
          </table:table-cell>
          <table:table-cell office:value-type="float" office:value="-1.47309" table:style-name="ce46">
            <text:p>-1.47309</text:p>
          </table:table-cell>
          <table:table-cell office:value-type="float" office:value="1.0489999999999999" table:style-name="ce46">
            <text:p>1.049</text:p>
          </table:table-cell>
          <table:table-cell office:value-type="float" office:value="8" table:style-name="ce46">
            <text:p>8</text:p>
          </table:table-cell>
          <table:table-cell office:value-type="float" office:value="2.4700000000000002" table:style-name="ce46">
            <text:p>2.47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6" table:style-name="ce46">
            <text:p>36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3.77" table:style-name="ce46">
            <text:p>3.77</text:p>
          </table:table-cell>
          <table:table-cell office:value-type="float" office:value="-1.28895" table:style-name="ce46">
            <text:p>-1.28895</text:p>
          </table:table-cell>
          <table:table-cell office:value-type="float" office:value="1.0640000000000001" table:style-name="ce46">
            <text:p>1.064</text:p>
          </table:table-cell>
          <table:table-cell office:value-type="float" office:value="6.75" table:style-name="ce46">
            <text:p>6.75</text:p>
          </table:table-cell>
          <table:table-cell office:value-type="float" office:value="2.16" table:style-name="ce46">
            <text:p>2.16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7" table:style-name="ce46">
            <text:p>37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3.77" table:style-name="ce46">
            <text:p>3.77</text:p>
          </table:table-cell>
          <table:table-cell office:value-type="float" office:value="-1.28895" table:style-name="ce46">
            <text:p>-1.28895</text:p>
          </table:table-cell>
          <table:table-cell office:value-type="float" office:value="1.028" table:style-name="ce46">
            <text:p>1.028</text:p>
          </table:table-cell>
          <table:table-cell office:value-type="float" office:value="5.91" table:style-name="ce46">
            <text:p>5.91</text:p>
          </table:table-cell>
          <table:table-cell office:value-type="float" office:value="2.16" table:style-name="ce46">
            <text:p>2.16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8" table:style-name="ce46">
            <text:p>38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5.38" table:style-name="ce46">
            <text:p>5.38</text:p>
          </table:table-cell>
          <table:table-cell office:value-type="float" office:value="-1.8413599999999999" table:style-name="ce46">
            <text:p>-1.84136</text:p>
          </table:table-cell>
          <table:table-cell office:value-type="float" office:value="1.0269999999999999" table:style-name="ce46">
            <text:p>1.027</text:p>
          </table:table-cell>
          <table:table-cell office:value-type="float" office:value="5.91" table:style-name="ce46">
            <text:p>5.91</text:p>
          </table:table-cell>
          <table:table-cell office:value-type="float" office:value="3.09" table:style-name="ce46">
            <text:p>3.09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39" table:style-name="ce46">
            <text:p>39</text:p>
          </table:table-cell>
          <table:table-cell office:value-type="float" office:value="5" table:style-name="ce46">
            <text:p>5</text:p>
          </table:table-cell>
          <table:table-cell office:value-type="float" office:value="-0.56615800000000005" table:style-name="ce46">
            <text:p>-0.566158</text:p>
          </table:table-cell>
          <table:table-cell office:value-type="float" office:value="53.82" table:style-name="ce46">
            <text:p>53.82</text:p>
          </table:table-cell>
          <table:table-cell office:value-type="float" office:value="-18.413599999999999" table:style-name="ce46">
            <text:p>-18.4136</text:p>
          </table:table-cell>
          <table:table-cell office:value-type="float" office:value="1.03" table:style-name="ce46">
            <text:p>1.03</text:p>
          </table:table-cell>
          <table:table-cell office:value-type="float" office:value="7" table:style-name="ce46">
            <text:p>7</text:p>
          </table:table-cell>
          <table:table-cell office:value-type="float" office:value="3.0880000000000001" table:style-name="ce46">
            <text:p>3.088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40" table:style-name="ce46">
            <text:p>40</text:p>
          </table:table-cell>
          <table:table-cell office:value-type="float" office:value="7.7049570000000003" table:style-name="ce46">
            <text:p>7.704957</text:p>
          </table:table-cell>
          <table:table-cell office:value-type="float" office:value="1.6254740000000001" table:style-name="ce46">
            <text:p>1.625474</text:p>
          </table:table-cell>
          <table:table-cell office:value-type="float" office:value="3.0451940000000004" table:style-name="ce46">
            <text:p>3.045194</text:p>
          </table:table-cell>
          <table:table-cell office:value-type="float" office:value="-3.0451940000000004" table:style-name="ce46">
            <text:p>-3.045194</text:p>
          </table:table-cell>
          <table:table-cell office:value-type="float" office:value="1.012" table:style-name="ce46">
            <text:p>1.012</text:p>
          </table:table-cell>
          <table:table-cell office:value-type="float" office:value="8.4399990000000003" table:style-name="ce46">
            <text:p>8.439999</text:p>
          </table:table-cell>
          <table:table-cell office:value-type="float" office:value="0" table:style-name="ce46">
            <text:p>0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41" table:style-name="ce46">
            <text:p>41</text:p>
          </table:table-cell>
          <table:table-cell office:value-type="float" office:value="6.7418370000000003" table:style-name="ce46">
            <text:p>6.741837</text:p>
          </table:table-cell>
          <table:table-cell office:value-type="float" office:value="7.3742000000000002E-2" table:style-name="ce46">
            <text:p>0.073742</text:p>
          </table:table-cell>
          <table:table-cell office:value-type="float" office:value="2.6645449999999999" table:style-name="ce46">
            <text:p>2.664545</text:p>
          </table:table-cell>
          <table:table-cell office:value-type="float" office:value="-2.6645449999999999" table:style-name="ce46">
            <text:p>-2.664545</text:p>
          </table:table-cell>
          <table:table-cell office:value-type="float" office:value="1.028" table:style-name="ce46">
            <text:p>1.028</text:p>
          </table:table-cell>
          <table:table-cell office:value-type="float" office:value="10" table:style-name="ce46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style-name="ro2">
          <table:table-cell office:value-type="float" office:value="42" table:style-name="ce46">
            <text:p>42</text:p>
          </table:table-cell>
          <table:table-cell office:value-type="float" office:value="9.6311959999999992" table:style-name="ce46">
            <text:p>9.631196</text:p>
          </table:table-cell>
          <table:table-cell office:value-type="float" office:value="0.54973700000000003" table:style-name="ce46">
            <text:p>0.549737</text:p>
          </table:table-cell>
          <table:table-cell office:value-type="float" office:value="3.806492" table:style-name="ce46">
            <text:p>3.806492</text:p>
          </table:table-cell>
          <table:table-cell office:value-type="float" office:value="-3.806492" table:style-name="ce46">
            <text:p>-3.806492</text:p>
          </table:table-cell>
          <table:table-cell office:value-type="float" office:value="1.0269999999999999" table:style-name="ce46">
            <text:p>1.027</text:p>
          </table:table-cell>
          <table:table-cell office:value-type="float" office:value="10" table:style-name="ce46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0.01" table:style-name="ce47">
            <text:p>0.01</text:p>
          </table:table-cell>
          <table:table-cell office:value-type="float" office:value="0.3" table:style-name="ce47">
            <text:p>0.3</text:p>
          </table:table-cell>
          <table:table-cell office:value-type="float" office:value="0.2" table:style-name="ce46">
            <text:p>0.2</text:p>
          </table:table-cell>
          <table:table-cell table:number-columns-repeated="16373"/>
        </table:table-row>
        <table:table-row table:number-rows-repeated="15" table:style-name="ro2">
          <table:table-cell table:number-columns-repeated="5" table:style-name="ce1"/>
          <table:table-cell table:style-name="ce23"/>
          <table:table-cell table:number-columns-repeated="16378" table:style-name="ce1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uhammad USMAN</meta:initial-creator>
    <dc:creator>Mohammad Iman ALIZADEH</dc:creator>
    <meta:creation-date>2020-08-07T14:21:31Z</meta:creation-date>
    <dc:date>2023-02-06T10:44:32Z</dc:date>
  </office:meta>
</office:document-meta>
</file>